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formula="of:=[.B1]*[.C1]" office:value-type="float" office:value="1352" calcext:value-type="float">
            <text:p>135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000000" calcext:value-type="float">
            <text:p>4000000</text:p>
          </table:table-cell>
          <table:table-cell table:formula="of:=SUM([.D$1:.D$1048576])" office:value-type="float" office:value="2905258" calcext:value-type="float">
            <text:p>2905258</text:p>
          </table:table-cell>
          <table:table-cell table:formula="of:=[.G1]-[.H1]" office:value-type="float" office:value="1094742" calcext:value-type="float">
            <text:p>109474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formula="of:=[.B2]*[.C2]" office:value-type="float" office:value="3640" calcext:value-type="float">
            <text:p>36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formula="of:=[.B4]*[.C4]" office:value-type="float" office:value="2184" calcext:value-type="float">
            <text:p>2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formula="of:=[.B5]*[.C5]" office:value-type="float" office:value="1334" calcext:value-type="float">
            <text:p>13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table:formula="of:=[.B6]*[.C6]" office:value-type="float" office:value="1281" calcext:value-type="float">
            <text:p>1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table:formula="of:=[.B7]*[.C7]" office:value-type="float" office:value="3654" calcext:value-type="float">
            <text:p>3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formula="of:=[.B8]*[.C8]" office:value-type="float" office:value="4221" calcext:value-type="float">
            <text:p>4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formula="of:=[.B9]*[.C9]" office:value-type="float" office:value="2665" calcext:value-type="float">
            <text:p>2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formula="of:=[.B10]*[.C10]" office:value-type="float" office:value="3630" calcext:value-type="float">
            <text:p>3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table:formula="of:=[.B11]*[.C11]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table:formula="of:=[.B12]*[.C12]" office:value-type="float" office:value="3468" calcext:value-type="float">
            <text:p>3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table:formula="of:=[.B13]*[.C13]" office:value-type="float" office:value="2967" calcext:value-type="float">
            <text:p>2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table:formula="of:=[.B14]*[.C14]" office:value-type="float" office:value="2880" calcext:value-type="float">
            <text:p>28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formula="of:=[.B15]*[.C15]" office:value-type="float" office:value="3796" calcext:value-type="float">
            <text:p>37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table:formula="of:=[.B16]*[.C16]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formula="of:=[.B17]*[.C17]" office:value-type="float" office:value="4080" calcext:value-type="float">
            <text:p>4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table:formula="of:=[.B18]*[.C18]" office:value-type="float" office:value="5508" calcext:value-type="float">
            <text:p>5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table:formula="of:=[.B19]*[.C19]" office:value-type="float" office:value="3690" calcext:value-type="float">
            <text:p>36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formula="of:=[.B20]*[.C20]" office:value-type="float" office:value="3400" calcext:value-type="float">
            <text:p>3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table:formula="of:=[.B21]*[.C21]" office:value-type="float" office:value="1392" calcext:value-type="float">
            <text:p>1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formula="of:=[.B22]*[.C22]"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table:formula="of:=[.B23]*[.C23]" office:value-type="float" office:value="6279" calcext:value-type="float">
            <text:p>62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table:formula="of:=[.B24]*[.C24]" office:value-type="float" office:value="4900" calcext:value-type="float">
            <text:p>4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table:formula="of:=[.B25]*[.C25]" office:value-type="float" office:value="4998" calcext:value-type="float">
            <text:p>4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[.B26]*[.C26]" office:value-type="float" office:value="1133" calcext:value-type="float">
            <text:p>1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[.B27]*[.C27]" office:value-type="float" office:value="1284" calcext:value-type="float">
            <text:p>1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table:formula="of:=[.B28]*[.C28]" office:value-type="float" office:value="1819" calcext:value-type="float">
            <text:p>1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table:formula="of:=[.B29]*[.C29]" office:value-type="float" office:value="4066" calcext:value-type="float">
            <text:p>40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formula="of:=[.B30]*[.C30]" office:value-type="float" office:value="1199" calcext:value-type="float">
            <text:p>1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table:formula="of:=[.B31]*[.C31]" office:value-type="float" office:value="7412" calcext:value-type="float">
            <text:p>74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[.B32]*[.C32]" office:value-type="float" office:value="1344" calcext:value-type="float">
            <text:p>1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table:formula="of:=[.B33]*[.C33]" office:value-type="float" office:value="3051" calcext:value-type="float">
            <text:p>3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table:formula="of:=[.B34]*[.C34]" office:value-type="float" office:value="6325" calcext:value-type="float">
            <text:p>6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table:formula="of:=[.B35]*[.C35]" office:value-type="float" office:value="1740" calcext:value-type="float">
            <text:p>17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table:formula="of:=[.B36]*[.C36]" office:value-type="float" office:value="1287" calcext:value-type="float">
            <text:p>1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9" calcext:value-type="float">
            <text:p>119</text:p>
          </table:table-cell>
          <table:table-cell office:value-type="float" office:value="37" calcext:value-type="float">
            <text:p>37</text:p>
          </table:table-cell>
          <table:table-cell table:formula="of:=[.B37]*[.C37]" office:value-type="float" office:value="4403" calcext:value-type="float">
            <text:p>4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formula="of:=[.B38]*[.C38]" office:value-type="float" office:value="5593" calcext:value-type="float">
            <text:p>5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table:formula="of:=[.B39]*[.C39]" office:value-type="float" office:value="4560" calcext:value-type="float">
            <text:p>4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formula="of:=[.B40]*[.C40]" office:value-type="float" office:value="6240" calcext:value-type="float">
            <text:p>62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formula="of:=[.B41]*[.C41]" office:value-type="float" office:value="7680" calcext:value-type="float">
            <text:p>76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formula="of:=[.B42]*[.C42]" office:value-type="float" office:value="4719" calcext:value-type="float">
            <text:p>47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43]*[.C43]" office:value-type="float" office:value="8107" calcext:value-type="float">
            <text:p>8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formula="of:=[.B44]*[.C44]" office:value-type="float" office:value="8241" calcext:value-type="float">
            <text:p>8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 office:value-type="float" office:value="34" calcext:value-type="float">
            <text:p>34</text:p>
          </table:table-cell>
          <table:table-cell table:formula="of:=[.B45]*[.C45]" office:value-type="float" office:value="4250" calcext:value-type="float">
            <text:p>4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table:formula="of:=[.B46]*[.C46]" office:value-type="float" office:value="2667" calcext:value-type="float">
            <text:p>2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table:formula="of:=[.B47]*[.C47]" office:value-type="float" office:value="3192" calcext:value-type="float">
            <text:p>3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table:formula="of:=[.B48]*[.C48]" office:value-type="float" office:value="8512" calcext:value-type="float">
            <text:p>8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table:formula="of:=[.B49]*[.C49]" office:value-type="float" office:value="3915" calcext:value-type="float">
            <text:p>39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table:formula="of:=[.B50]*[.C50]" office:value-type="float" office:value="4050" calcext:value-type="float">
            <text:p>4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float" office:value="39" calcext:value-type="float">
            <text:p>39</text:p>
          </table:table-cell>
          <table:table-cell table:formula="of:=[.B51]*[.C51]" office:value-type="float" office:value="5343" calcext:value-type="float">
            <text:p>5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table:formula="of:=[.B52]*[.C52]" office:value-type="float" office:value="8083" calcext:value-type="float">
            <text:p>8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float" office:value="67" calcext:value-type="float">
            <text:p>67</text:p>
          </table:table-cell>
          <table:table-cell table:formula="of:=[.B53]*[.C53]" office:value-type="float" office:value="9179" calcext:value-type="float">
            <text:p>9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formula="of:=[.B54]*[.C54]" office:value-type="float" office:value="8236" calcext:value-type="float">
            <text:p>8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formula="of:=[.B55]*[.C55]" office:value-type="float" office:value="3600" calcext:value-type="float">
            <text:p>3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table:formula="of:=[.B56]*[.C56]" office:value-type="float" office:value="2175" calcext:value-type="float">
            <text:p>2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table:formula="of:=[.B57]*[.C57]" office:value-type="float" office:value="4736" calcext:value-type="float">
            <text:p>4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8" calcext:value-type="float">
            <text:p>148</text:p>
          </table:table-cell>
          <table:table-cell office:value-type="float" office:value="64" calcext:value-type="float">
            <text:p>64</text:p>
          </table:table-cell>
          <table:table-cell table:formula="of:=[.B58]*[.C58]" office:value-type="float" office:value="9472" calcext:value-type="float">
            <text:p>9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[.B59]*[.C59]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table:formula="of:=[.B60]*[.C60]" office:value-type="float" office:value="4950" calcext:value-type="float">
            <text:p>49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2" calcext:value-type="float">
            <text:p>152</text:p>
          </table:table-cell>
          <table:table-cell office:value-type="float" office:value="55" calcext:value-type="float">
            <text:p>55</text:p>
          </table:table-cell>
          <table:table-cell table:formula="of:=[.B61]*[.C61]" office:value-type="float" office:value="8360" calcext:value-type="float">
            <text:p>83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table:formula="of:=[.B62]*[.C62]" office:value-type="float" office:value="7803" calcext:value-type="float">
            <text:p>7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table:formula="of:=[.B63]*[.C63]" office:value-type="float" office:value="3388" calcext:value-type="float">
            <text:p>3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4" calcext:value-type="float">
            <text:p>154</text:p>
          </table:table-cell>
          <table:table-cell office:value-type="float" office:value="51" calcext:value-type="float">
            <text:p>51</text:p>
          </table:table-cell>
          <table:table-cell table:formula="of:=[.B64]*[.C64]" office:value-type="float" office:value="7854" calcext:value-type="float">
            <text:p>7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5" calcext:value-type="float">
            <text:p>155</text:p>
          </table:table-cell>
          <table:table-cell office:value-type="float" office:value="36" calcext:value-type="float">
            <text:p>36</text:p>
          </table:table-cell>
          <table:table-cell table:formula="of:=[.B65]*[.C65]" office:value-type="float" office:value="5580" calcext:value-type="float">
            <text:p>55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6" calcext:value-type="float">
            <text:p>156</text:p>
          </table:table-cell>
          <table:table-cell office:value-type="float" office:value="57" calcext:value-type="float">
            <text:p>57</text:p>
          </table:table-cell>
          <table:table-cell table:formula="of:=[.B66]*[.C66]" office:value-type="float" office:value="8892" calcext:value-type="float">
            <text:p>88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[.B67]*[.C67]" office:value-type="float" office:value="4756" calcext:value-type="float">
            <text:p>4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5" calcext:value-type="float">
            <text:p>165</text:p>
          </table:table-cell>
          <table:table-cell office:value-type="float" office:value="47" calcext:value-type="float">
            <text:p>47</text:p>
          </table:table-cell>
          <table:table-cell table:formula="of:=[.B68]*[.C68]" office:value-type="float" office:value="7755" calcext:value-type="float">
            <text:p>7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table:formula="of:=[.B69]*[.C69]" office:value-type="float" office:value="8256" calcext:value-type="float">
            <text:p>8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3" calcext:value-type="float">
            <text:p>173</text:p>
          </table:table-cell>
          <table:table-cell office:value-type="float" office:value="28" calcext:value-type="float">
            <text:p>28</text:p>
          </table:table-cell>
          <table:table-cell table:formula="of:=[.B70]*[.C70]" office:value-type="float" office:value="4844" calcext:value-type="float">
            <text:p>4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[.B71]*[.C71]" office:value-type="float" office:value="5017" calcext:value-type="float">
            <text:p>5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5" calcext:value-type="float">
            <text:p>175</text:p>
          </table:table-cell>
          <table:table-cell office:value-type="float" office:value="30" calcext:value-type="float">
            <text:p>30</text:p>
          </table:table-cell>
          <table:table-cell table:formula="of:=[.B72]*[.C72]" office:value-type="float" office:value="5250" calcext:value-type="float">
            <text:p>5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6" calcext:value-type="float">
            <text:p>176</text:p>
          </table:table-cell>
          <table:table-cell office:value-type="float" office:value="43" calcext:value-type="float">
            <text:p>43</text:p>
          </table:table-cell>
          <table:table-cell table:formula="of:=[.B73]*[.C73]" office:value-type="float" office:value="7568" calcext:value-type="float">
            <text:p>7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[.B74]*[.C74]" office:value-type="float" office:value="10384" calcext:value-type="float">
            <text:p>10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table:formula="of:=[.B75]*[.C75]" office:value-type="float" office:value="9968" calcext:value-type="float">
            <text:p>9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table:formula="of:=[.B76]*[.C76]" office:value-type="float" office:value="12172" calcext:value-type="float">
            <text:p>12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table:formula="of:=[.B77]*[.C77]" office:value-type="float" office:value="3420" calcext:value-type="float">
            <text:p>34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table:formula="of:=[.B78]*[.C78]" office:value-type="float" office:value="5673" calcext:value-type="float">
            <text:p>56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formula="of:=[.B79]*[.C79]" office:value-type="float" office:value="1840" calcext:value-type="float">
            <text:p>1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table:formula="of:=[.B80]*[.C80]" office:value-type="float" office:value="4940" calcext:value-type="float">
            <text:p>49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float" office:value="41" calcext:value-type="float">
            <text:p>41</text:p>
          </table:table-cell>
          <table:table-cell table:formula="of:=[.B81]*[.C81]" office:value-type="float" office:value="7790" calcext:value-type="float">
            <text:p>77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float" office:value="43" calcext:value-type="float">
            <text:p>43</text:p>
          </table:table-cell>
          <table:table-cell table:formula="of:=[.B82]*[.C82]" office:value-type="float" office:value="8170" calcext:value-type="float">
            <text:p>81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table:formula="of:=[.B83]*[.C83]" office:value-type="float" office:value="11970" calcext:value-type="float">
            <text:p>119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1" calcext:value-type="float">
            <text:p>191</text:p>
          </table:table-cell>
          <table:table-cell office:value-type="float" office:value="33" calcext:value-type="float">
            <text:p>33</text:p>
          </table:table-cell>
          <table:table-cell table:formula="of:=[.B84]*[.C84]" office:value-type="float" office:value="6303" calcext:value-type="float">
            <text:p>6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table:formula="of:=[.B85]*[.C85]" office:value-type="float" office:value="4825" calcext:value-type="float">
            <text:p>4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table:formula="of:=[.B86]*[.C86]" office:value-type="float" office:value="2134" calcext:value-type="float">
            <text:p>2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office:value-type="float" office:value="47" calcext:value-type="float">
            <text:p>47</text:p>
          </table:table-cell>
          <table:table-cell table:formula="of:=[.B87]*[.C87]" office:value-type="float" office:value="9165" calcext:value-type="float">
            <text:p>9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6" calcext:value-type="float">
            <text:p>196</text:p>
          </table:table-cell>
          <table:table-cell office:value-type="float" office:value="42" calcext:value-type="float">
            <text:p>42</text:p>
          </table:table-cell>
          <table:table-cell table:formula="of:=[.B88]*[.C88]" office:value-type="float" office:value="8232" calcext:value-type="float">
            <text:p>8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formula="of:=[.B89]*[.C89]" office:value-type="float" office:value="9898" calcext:value-type="float">
            <text:p>98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table:formula="of:=[.B90]*[.C90]" office:value-type="float" office:value="5508" calcext:value-type="float">
            <text:p>5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4" calcext:value-type="float">
            <text:p>204</text:p>
          </table:table-cell>
          <table:table-cell office:value-type="float" office:value="67" calcext:value-type="float">
            <text:p>67</text:p>
          </table:table-cell>
          <table:table-cell table:formula="of:=[.B91]*[.C91]" office:value-type="float" office:value="13668" calcext:value-type="float">
            <text:p>13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[.B92]*[.C92]" office:value-type="float" office:value="2484" calcext:value-type="float">
            <text:p>2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9" calcext:value-type="float">
            <text:p>209</text:p>
          </table:table-cell>
          <table:table-cell office:value-type="float" office:value="11" calcext:value-type="float">
            <text:p>11</text:p>
          </table:table-cell>
          <table:table-cell table:formula="of:=[.B93]*[.C93]" office:value-type="float" office:value="2299" calcext:value-type="float">
            <text:p>2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13" calcext:value-type="float">
            <text:p>213</text:p>
          </table:table-cell>
          <table:table-cell office:value-type="float" office:value="68" calcext:value-type="float">
            <text:p>68</text:p>
          </table:table-cell>
          <table:table-cell table:formula="of:=[.B94]*[.C94]" office:value-type="float" office:value="14484" calcext:value-type="float">
            <text:p>14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table:formula="of:=[.B95]*[.C95]" office:value-type="float" office:value="6048" calcext:value-type="float">
            <text:p>6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table:formula="of:=[.B96]*[.C96]" office:value-type="float" office:value="3924" calcext:value-type="float">
            <text:p>3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table:formula="of:=[.B97]*[.C97]" office:value-type="float" office:value="3960" calcext:value-type="float">
            <text:p>39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3" calcext:value-type="float">
            <text:p>223</text:p>
          </table:table-cell>
          <table:table-cell office:value-type="float" office:value="60" calcext:value-type="float">
            <text:p>60</text:p>
          </table:table-cell>
          <table:table-cell table:formula="of:=[.B98]*[.C98]" office:value-type="float" office:value="13380" calcext:value-type="float">
            <text:p>13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5" calcext:value-type="float">
            <text:p>225</text:p>
          </table:table-cell>
          <table:table-cell office:value-type="float" office:value="14" calcext:value-type="float">
            <text:p>14</text:p>
          </table:table-cell>
          <table:table-cell table:formula="of:=[.B99]*[.C99]" office:value-type="float" office:value="3150" calcext:value-type="float">
            <text:p>3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5" calcext:value-type="float">
            <text:p>225</text:p>
          </table:table-cell>
          <table:table-cell office:value-type="float" office:value="17" calcext:value-type="float">
            <text:p>17</text:p>
          </table:table-cell>
          <table:table-cell table:formula="of:=[.B100]*[.C100]" office:value-type="float" office:value="3825" calcext:value-type="float">
            <text:p>3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table:formula="of:=[.B101]*[.C101]" office:value-type="float" office:value="8550" calcext:value-type="float">
            <text:p>85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7" calcext:value-type="float">
            <text:p>227</text:p>
          </table:table-cell>
          <table:table-cell office:value-type="float" office:value="50" calcext:value-type="float">
            <text:p>50</text:p>
          </table:table-cell>
          <table:table-cell table:formula="of:=[.B102]*[.C102]" office:value-type="float" office:value="11350" calcext:value-type="float">
            <text:p>113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9" calcext:value-type="float">
            <text:p>229</text:p>
          </table:table-cell>
          <table:table-cell office:value-type="float" office:value="65" calcext:value-type="float">
            <text:p>65</text:p>
          </table:table-cell>
          <table:table-cell table:formula="of:=[.B103]*[.C103]" office:value-type="float" office:value="14885" calcext:value-type="float">
            <text:p>14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1" calcext:value-type="float">
            <text:p>231</text:p>
          </table:table-cell>
          <table:table-cell office:value-type="float" office:value="25" calcext:value-type="float">
            <text:p>25</text:p>
          </table:table-cell>
          <table:table-cell table:formula="of:=[.B104]*[.C104]" office:value-type="float" office:value="5775" calcext:value-type="float">
            <text:p>5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  <table:table-cell table:formula="of:=[.B105]*[.C105]" office:value-type="float" office:value="7623" calcext:value-type="float">
            <text:p>7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1" calcext:value-type="float">
            <text:p>231</text:p>
          </table:table-cell>
          <table:table-cell office:value-type="float" office:value="61" calcext:value-type="float">
            <text:p>61</text:p>
          </table:table-cell>
          <table:table-cell table:formula="of:=[.B106]*[.C106]" office:value-type="float" office:value="14091" calcext:value-type="float">
            <text:p>14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formula="of:=[.B107]*[.C107]" office:value-type="float" office:value="3728" calcext:value-type="float">
            <text:p>3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table:formula="of:=[.B108]*[.C108]" office:value-type="float" office:value="4660" calcext:value-type="float">
            <text:p>46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6" calcext:value-type="float">
            <text:p>236</text:p>
          </table:table-cell>
          <table:table-cell office:value-type="float" office:value="21" calcext:value-type="float">
            <text:p>21</text:p>
          </table:table-cell>
          <table:table-cell table:formula="of:=[.B109]*[.C109]" office:value-type="float" office:value="4956" calcext:value-type="float">
            <text:p>4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7" calcext:value-type="float">
            <text:p>237</text:p>
          </table:table-cell>
          <table:table-cell office:value-type="float" office:value="19" calcext:value-type="float">
            <text:p>19</text:p>
          </table:table-cell>
          <table:table-cell table:formula="of:=[.B110]*[.C110]" office:value-type="float" office:value="4503" calcext:value-type="float">
            <text:p>4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table:formula="of:=[.B111]*[.C111]" office:value-type="float" office:value="4284" calcext:value-type="float">
            <text:p>4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4" calcext:value-type="float">
            <text:p>244</text:p>
          </table:table-cell>
          <table:table-cell office:value-type="float" office:value="69" calcext:value-type="float">
            <text:p>69</text:p>
          </table:table-cell>
          <table:table-cell table:formula="of:=[.B112]*[.C112]" office:value-type="float" office:value="16836" calcext:value-type="float">
            <text:p>168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table:formula="of:=[.B113]*[.C113]" office:value-type="float" office:value="2695" calcext:value-type="float">
            <text:p>2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table:formula="of:=[.B114]*[.C114]" office:value-type="float" office:value="13720" calcext:value-type="float">
            <text:p>137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6" calcext:value-type="float">
            <text:p>246</text:p>
          </table:table-cell>
          <table:table-cell office:value-type="float" office:value="46" calcext:value-type="float">
            <text:p>46</text:p>
          </table:table-cell>
          <table:table-cell table:formula="of:=[.B115]*[.C115]" office:value-type="float" office:value="11316" calcext:value-type="float">
            <text:p>113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6" calcext:value-type="float">
            <text:p>246</text:p>
          </table:table-cell>
          <table:table-cell office:value-type="float" office:value="57" calcext:value-type="float">
            <text:p>57</text:p>
          </table:table-cell>
          <table:table-cell table:formula="of:=[.B116]*[.C116]" office:value-type="float" office:value="14022" calcext:value-type="float">
            <text:p>14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8" calcext:value-type="float">
            <text:p>248</text:p>
          </table:table-cell>
          <table:table-cell office:value-type="float" office:value="50" calcext:value-type="float">
            <text:p>50</text:p>
          </table:table-cell>
          <table:table-cell table:formula="of:=[.B117]*[.C117]" office:value-type="float" office:value="12400" calcext:value-type="float">
            <text:p>12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table:formula="of:=[.B118]*[.C118]"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1" calcext:value-type="float">
            <text:p>251</text:p>
          </table:table-cell>
          <table:table-cell office:value-type="float" office:value="56" calcext:value-type="float">
            <text:p>56</text:p>
          </table:table-cell>
          <table:table-cell table:formula="of:=[.B119]*[.C119]" office:value-type="float" office:value="14056" calcext:value-type="float">
            <text:p>14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4" calcext:value-type="float">
            <text:p>254</text:p>
          </table:table-cell>
          <table:table-cell office:value-type="float" office:value="18" calcext:value-type="float">
            <text:p>18</text:p>
          </table:table-cell>
          <table:table-cell table:formula="of:=[.B120]*[.C120]" office:value-type="float" office:value="4572" calcext:value-type="float">
            <text:p>45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5" calcext:value-type="float">
            <text:p>255</text:p>
          </table:table-cell>
          <table:table-cell office:value-type="float" office:value="66" calcext:value-type="float">
            <text:p>66</text:p>
          </table:table-cell>
          <table:table-cell table:formula="of:=[.B121]*[.C121]" office:value-type="float" office:value="16830" calcext:value-type="float">
            <text:p>16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0" calcext:value-type="float">
            <text:p>260</text:p>
          </table:table-cell>
          <table:table-cell office:value-type="float" office:value="25" calcext:value-type="float">
            <text:p>25</text:p>
          </table:table-cell>
          <table:table-cell table:formula="of:=[.B122]*[.C122]" office:value-type="float" office:value="6500" calcext:value-type="float">
            <text:p>6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3" calcext:value-type="float">
            <text:p>263</text:p>
          </table:table-cell>
          <table:table-cell office:value-type="float" office:value="53" calcext:value-type="float">
            <text:p>53</text:p>
          </table:table-cell>
          <table:table-cell table:formula="of:=[.B123]*[.C123]" office:value-type="float" office:value="13939" calcext:value-type="float">
            <text:p>13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4" calcext:value-type="float">
            <text:p>264</text:p>
          </table:table-cell>
          <table:table-cell office:value-type="float" office:value="62" calcext:value-type="float">
            <text:p>62</text:p>
          </table:table-cell>
          <table:table-cell table:formula="of:=[.B124]*[.C124]" office:value-type="float" office:value="16368" calcext:value-type="float">
            <text:p>16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5" calcext:value-type="float">
            <text:p>265</text:p>
          </table:table-cell>
          <table:table-cell office:value-type="float" office:value="36" calcext:value-type="float">
            <text:p>36</text:p>
          </table:table-cell>
          <table:table-cell table:formula="of:=[.B125]*[.C125]" office:value-type="float" office:value="9540" calcext:value-type="float">
            <text:p>95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table:formula="of:=[.B126]*[.C126]" office:value-type="float" office:value="2660" calcext:value-type="float">
            <text:p>26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float" office:value="65" calcext:value-type="float">
            <text:p>65</text:p>
          </table:table-cell>
          <table:table-cell table:formula="of:=[.B127]*[.C127]" office:value-type="float" office:value="17420" calcext:value-type="float">
            <text:p>174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formula="of:=[.B128]*[.C128]" office:value-type="float" office:value="2959" calcext:value-type="float">
            <text:p>2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float" office:value="31" calcext:value-type="float">
            <text:p>31</text:p>
          </table:table-cell>
          <table:table-cell table:formula="of:=[.B129]*[.C129]" office:value-type="float" office:value="8432" calcext:value-type="float">
            <text:p>84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25" calcext:value-type="float">
            <text:p>25</text:p>
          </table:table-cell>
          <table:table-cell table:formula="of:=[.B130]*[.C130]" office:value-type="float" office:value="6825" calcext:value-type="float">
            <text:p>6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20" calcext:value-type="float">
            <text:p>20</text:p>
          </table:table-cell>
          <table:table-cell table:formula="of:=[.B131]*[.C131]" office:value-type="float" office:value="5480" calcext:value-type="float">
            <text:p>5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52" calcext:value-type="float">
            <text:p>52</text:p>
          </table:table-cell>
          <table:table-cell table:formula="of:=[.B132]*[.C132]" office:value-type="float" office:value="14248" calcext:value-type="float">
            <text:p>14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60" calcext:value-type="float">
            <text:p>60</text:p>
          </table:table-cell>
          <table:table-cell table:formula="of:=[.B133]*[.C133]" office:value-type="float" office:value="16620" calcext:value-type="float">
            <text:p>166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30" calcext:value-type="float">
            <text:p>30</text:p>
          </table:table-cell>
          <table:table-cell table:formula="of:=[.B134]*[.C134]" office:value-type="float" office:value="8340" calcext:value-type="float">
            <text:p>83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float" office:value="47" calcext:value-type="float">
            <text:p>47</text:p>
          </table:table-cell>
          <table:table-cell table:formula="of:=[.B135]*[.C135]" office:value-type="float" office:value="13160" calcext:value-type="float">
            <text:p>13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31" calcext:value-type="float">
            <text:p>31</text:p>
          </table:table-cell>
          <table:table-cell table:formula="of:=[.B136]*[.C136]" office:value-type="float" office:value="8711" calcext:value-type="float">
            <text:p>8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44" calcext:value-type="float">
            <text:p>44</text:p>
          </table:table-cell>
          <table:table-cell table:formula="of:=[.B137]*[.C137]" office:value-type="float" office:value="12364" calcext:value-type="float">
            <text:p>12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47" calcext:value-type="float">
            <text:p>47</text:p>
          </table:table-cell>
          <table:table-cell table:formula="of:=[.B138]*[.C138]" office:value-type="float" office:value="13207" calcext:value-type="float">
            <text:p>13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19" calcext:value-type="float">
            <text:p>19</text:p>
          </table:table-cell>
          <table:table-cell table:formula="of:=[.B139]*[.C139]" office:value-type="float" office:value="5358" calcext:value-type="float">
            <text:p>53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float" office:value="13" calcext:value-type="float">
            <text:p>13</text:p>
          </table:table-cell>
          <table:table-cell table:formula="of:=[.B140]*[.C140]" office:value-type="float" office:value="3679" calcext:value-type="float">
            <text:p>3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float" office:value="64" calcext:value-type="float">
            <text:p>64</text:p>
          </table:table-cell>
          <table:table-cell table:formula="of:=[.B141]*[.C141]" office:value-type="float" office:value="18176" calcext:value-type="float">
            <text:p>18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24" calcext:value-type="float">
            <text:p>24</text:p>
          </table:table-cell>
          <table:table-cell table:formula="of:=[.B142]*[.C142]" office:value-type="float" office:value="6840" calcext:value-type="float">
            <text:p>6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table:formula="of:=[.B143]*[.C143]" office:value-type="float" office:value="7436" calcext:value-type="float">
            <text:p>74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table:formula="of:=[.B144]*[.C144]" office:value-type="float" office:value="15498" calcext:value-type="float">
            <text:p>154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table:formula="of:=[.B145]*[.C145]" office:value-type="float" office:value="2880" calcext:value-type="float">
            <text:p>28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27" calcext:value-type="float">
            <text:p>27</text:p>
          </table:table-cell>
          <table:table-cell table:formula="of:=[.B146]*[.C146]" office:value-type="float" office:value="7803" calcext:value-type="float">
            <text:p>7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1" calcext:value-type="float">
            <text:p>291</text:p>
          </table:table-cell>
          <table:table-cell office:value-type="float" office:value="65" calcext:value-type="float">
            <text:p>65</text:p>
          </table:table-cell>
          <table:table-cell table:formula="of:=[.B147]*[.C147]" office:value-type="float" office:value="18915" calcext:value-type="float">
            <text:p>189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55" calcext:value-type="float">
            <text:p>55</text:p>
          </table:table-cell>
          <table:table-cell table:formula="of:=[.B148]*[.C148]" office:value-type="float" office:value="16170" calcext:value-type="float">
            <text:p>161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37" calcext:value-type="float">
            <text:p>37</text:p>
          </table:table-cell>
          <table:table-cell table:formula="of:=[.B149]*[.C149]" office:value-type="float" office:value="10989" calcext:value-type="float">
            <text:p>10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46" calcext:value-type="float">
            <text:p>46</text:p>
          </table:table-cell>
          <table:table-cell table:formula="of:=[.B150]*[.C150]" office:value-type="float" office:value="13708" calcext:value-type="float">
            <text:p>137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float" office:value="23" calcext:value-type="float">
            <text:p>23</text:p>
          </table:table-cell>
          <table:table-cell table:formula="of:=[.B151]*[.C151]" office:value-type="float" office:value="6923" calcext:value-type="float">
            <text:p>69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53" calcext:value-type="float">
            <text:p>53</text:p>
          </table:table-cell>
          <table:table-cell table:formula="of:=[.B152]*[.C152]" office:value-type="float" office:value="16059" calcext:value-type="float">
            <text:p>160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float" office:value="53" calcext:value-type="float">
            <text:p>53</text:p>
          </table:table-cell>
          <table:table-cell table:formula="of:=[.B153]*[.C153]" office:value-type="float" office:value="16377" calcext:value-type="float">
            <text:p>163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 table:formula="of:=[.B154]*[.C154]" office:value-type="float" office:value="4340" calcext:value-type="float">
            <text:p>43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table:formula="of:=[.B155]*[.C155]" office:value-type="float" office:value="15500" calcext:value-type="float">
            <text:p>15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34" calcext:value-type="float">
            <text:p>34</text:p>
          </table:table-cell>
          <table:table-cell table:formula="of:=[.B156]*[.C156]" office:value-type="float" office:value="10574" calcext:value-type="float">
            <text:p>105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55" calcext:value-type="float">
            <text:p>55</text:p>
          </table:table-cell>
          <table:table-cell table:formula="of:=[.B157]*[.C157]" office:value-type="float" office:value="17105" calcext:value-type="float">
            <text:p>17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float" office:value="51" calcext:value-type="float">
            <text:p>51</text:p>
          </table:table-cell>
          <table:table-cell table:formula="of:=[.B158]*[.C158]" office:value-type="float" office:value="15912" calcext:value-type="float">
            <text:p>15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64" calcext:value-type="float">
            <text:p>64</text:p>
          </table:table-cell>
          <table:table-cell table:formula="of:=[.B159]*[.C159]" office:value-type="float" office:value="20096" calcext:value-type="float">
            <text:p>20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float" office:value="31" calcext:value-type="float">
            <text:p>31</text:p>
          </table:table-cell>
          <table:table-cell table:formula="of:=[.B160]*[.C160]" office:value-type="float" office:value="9796" calcext:value-type="float">
            <text:p>97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float" office:value="32" calcext:value-type="float">
            <text:p>32</text:p>
          </table:table-cell>
          <table:table-cell table:formula="of:=[.B161]*[.C161]" office:value-type="float" office:value="10112" calcext:value-type="float">
            <text:p>10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table:formula="of:=[.B162]*[.C162]" office:value-type="float" office:value="5120" calcext:value-type="float">
            <text:p>5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float" office:value="28" calcext:value-type="float">
            <text:p>28</text:p>
          </table:table-cell>
          <table:table-cell table:formula="of:=[.B163]*[.C163]" office:value-type="float" office:value="8988" calcext:value-type="float">
            <text:p>8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4" calcext:value-type="float">
            <text:p>14</text:p>
          </table:table-cell>
          <table:table-cell table:formula="of:=[.B164]*[.C164]" office:value-type="float" office:value="4564" calcext:value-type="float">
            <text:p>4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48" calcext:value-type="float">
            <text:p>48</text:p>
          </table:table-cell>
          <table:table-cell table:formula="of:=[.B165]*[.C165]" office:value-type="float" office:value="15648" calcext:value-type="float">
            <text:p>156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52" calcext:value-type="float">
            <text:p>52</text:p>
          </table:table-cell>
          <table:table-cell table:formula="of:=[.B166]*[.C166]" office:value-type="float" office:value="16952" calcext:value-type="float">
            <text:p>16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float" office:value="33" calcext:value-type="float">
            <text:p>33</text:p>
          </table:table-cell>
          <table:table-cell table:formula="of:=[.B167]*[.C167]" office:value-type="float" office:value="10824" calcext:value-type="float">
            <text:p>10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2" calcext:value-type="float">
            <text:p>332</text:p>
          </table:table-cell>
          <table:table-cell office:value-type="float" office:value="19" calcext:value-type="float">
            <text:p>19</text:p>
          </table:table-cell>
          <table:table-cell table:formula="of:=[.B168]*[.C168]" office:value-type="float" office:value="6308" calcext:value-type="float">
            <text:p>6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4" calcext:value-type="float">
            <text:p>334</text:p>
          </table:table-cell>
          <table:table-cell office:value-type="float" office:value="38" calcext:value-type="float">
            <text:p>38</text:p>
          </table:table-cell>
          <table:table-cell table:formula="of:=[.B169]*[.C169]" office:value-type="float" office:value="12692" calcext:value-type="float">
            <text:p>12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4" calcext:value-type="float">
            <text:p>334</text:p>
          </table:table-cell>
          <table:table-cell office:value-type="float" office:value="48" calcext:value-type="float">
            <text:p>48</text:p>
          </table:table-cell>
          <table:table-cell table:formula="of:=[.B170]*[.C170]" office:value-type="float" office:value="16032" calcext:value-type="float">
            <text:p>16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table:formula="of:=[.B171]*[.C171]" office:value-type="float" office:value="8375" calcext:value-type="float">
            <text:p>8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8" calcext:value-type="float">
            <text:p>338</text:p>
          </table:table-cell>
          <table:table-cell office:value-type="float" office:value="30" calcext:value-type="float">
            <text:p>30</text:p>
          </table:table-cell>
          <table:table-cell table:formula="of:=[.B172]*[.C172]" office:value-type="float" office:value="10140" calcext:value-type="float">
            <text:p>10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8" calcext:value-type="float">
            <text:p>338</text:p>
          </table:table-cell>
          <table:table-cell office:value-type="float" office:value="63" calcext:value-type="float">
            <text:p>63</text:p>
          </table:table-cell>
          <table:table-cell table:formula="of:=[.B173]*[.C173]" office:value-type="float" office:value="21294" calcext:value-type="float">
            <text:p>212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8" calcext:value-type="float">
            <text:p>338</text:p>
          </table:table-cell>
          <table:table-cell office:value-type="float" office:value="68" calcext:value-type="float">
            <text:p>68</text:p>
          </table:table-cell>
          <table:table-cell table:formula="of:=[.B174]*[.C174]" office:value-type="float" office:value="22984" calcext:value-type="float">
            <text:p>22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9" calcext:value-type="float">
            <text:p>339</text:p>
          </table:table-cell>
          <table:table-cell office:value-type="float" office:value="53" calcext:value-type="float">
            <text:p>53</text:p>
          </table:table-cell>
          <table:table-cell table:formula="of:=[.B175]*[.C175]" office:value-type="float" office:value="17967" calcext:value-type="float">
            <text:p>17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41" calcext:value-type="float">
            <text:p>341</text:p>
          </table:table-cell>
          <table:table-cell office:value-type="float" office:value="69" calcext:value-type="float">
            <text:p>69</text:p>
          </table:table-cell>
          <table:table-cell table:formula="of:=[.B176]*[.C176]" office:value-type="float" office:value="23529" calcext:value-type="float">
            <text:p>23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  <table:table-cell table:formula="of:=[.B177]*[.C177]" office:value-type="float" office:value="8970" calcext:value-type="float">
            <text:p>89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45" calcext:value-type="float">
            <text:p>345</text:p>
          </table:table-cell>
          <table:table-cell office:value-type="float" office:value="63" calcext:value-type="float">
            <text:p>63</text:p>
          </table:table-cell>
          <table:table-cell table:formula="of:=[.B178]*[.C178]" office:value-type="float" office:value="21735" calcext:value-type="float">
            <text:p>21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46" calcext:value-type="float">
            <text:p>346</text:p>
          </table:table-cell>
          <table:table-cell office:value-type="float" office:value="50" calcext:value-type="float">
            <text:p>50</text:p>
          </table:table-cell>
          <table:table-cell table:formula="of:=[.B179]*[.C179]" office:value-type="float" office:value="17300" calcext:value-type="float">
            <text:p>17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51" calcext:value-type="float">
            <text:p>351</text:p>
          </table:table-cell>
          <table:table-cell office:value-type="float" office:value="33" calcext:value-type="float">
            <text:p>33</text:p>
          </table:table-cell>
          <table:table-cell table:formula="of:=[.B180]*[.C180]" office:value-type="float" office:value="11583" calcext:value-type="float">
            <text:p>115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52" calcext:value-type="float">
            <text:p>352</text:p>
          </table:table-cell>
          <table:table-cell office:value-type="float" office:value="70" calcext:value-type="float">
            <text:p>70</text:p>
          </table:table-cell>
          <table:table-cell table:formula="of:=[.B181]*[.C181]" office:value-type="float" office:value="24640" calcext:value-type="float">
            <text:p>246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56" calcext:value-type="float">
            <text:p>356</text:p>
          </table:table-cell>
          <table:table-cell office:value-type="float" office:value="14" calcext:value-type="float">
            <text:p>14</text:p>
          </table:table-cell>
          <table:table-cell table:formula="of:=[.B182]*[.C182]" office:value-type="float" office:value="4984" calcext:value-type="float">
            <text:p>4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59" calcext:value-type="float">
            <text:p>359</text:p>
          </table:table-cell>
          <table:table-cell office:value-type="float" office:value="39" calcext:value-type="float">
            <text:p>39</text:p>
          </table:table-cell>
          <table:table-cell table:formula="of:=[.B183]*[.C183]" office:value-type="float" office:value="14001" calcext:value-type="float">
            <text:p>14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61" calcext:value-type="float">
            <text:p>361</text:p>
          </table:table-cell>
          <table:table-cell office:value-type="float" office:value="34" calcext:value-type="float">
            <text:p>34</text:p>
          </table:table-cell>
          <table:table-cell table:formula="of:=[.B184]*[.C184]" office:value-type="float" office:value="12274" calcext:value-type="float">
            <text:p>12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62" calcext:value-type="float">
            <text:p>362</text:p>
          </table:table-cell>
          <table:table-cell office:value-type="float" office:value="21" calcext:value-type="float">
            <text:p>21</text:p>
          </table:table-cell>
          <table:table-cell table:formula="of:=[.B185]*[.C185]" office:value-type="float" office:value="7602" calcext:value-type="float">
            <text:p>7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63" calcext:value-type="float">
            <text:p>363</text:p>
          </table:table-cell>
          <table:table-cell office:value-type="float" office:value="23" calcext:value-type="float">
            <text:p>23</text:p>
          </table:table-cell>
          <table:table-cell table:formula="of:=[.B186]*[.C186]" office:value-type="float" office:value="8349" calcext:value-type="float">
            <text:p>8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65" calcext:value-type="float">
            <text:p>365</text:p>
          </table:table-cell>
          <table:table-cell office:value-type="float" office:value="51" calcext:value-type="float">
            <text:p>51</text:p>
          </table:table-cell>
          <table:table-cell table:formula="of:=[.B187]*[.C187]" office:value-type="float" office:value="18615" calcext:value-type="float">
            <text:p>18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69" calcext:value-type="float">
            <text:p>369</text:p>
          </table:table-cell>
          <table:table-cell office:value-type="float" office:value="18" calcext:value-type="float">
            <text:p>18</text:p>
          </table:table-cell>
          <table:table-cell table:formula="of:=[.B188]*[.C188]" office:value-type="float" office:value="6642" calcext:value-type="float">
            <text:p>66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69" calcext:value-type="float">
            <text:p>369</text:p>
          </table:table-cell>
          <table:table-cell office:value-type="float" office:value="59" calcext:value-type="float">
            <text:p>59</text:p>
          </table:table-cell>
          <table:table-cell table:formula="of:=[.B189]*[.C189]" office:value-type="float" office:value="21771" calcext:value-type="float">
            <text:p>21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70" calcext:value-type="float">
            <text:p>370</text:p>
          </table:table-cell>
          <table:table-cell office:value-type="float" office:value="58" calcext:value-type="float">
            <text:p>58</text:p>
          </table:table-cell>
          <table:table-cell table:formula="of:=[.B190]*[.C190]" office:value-type="float" office:value="21460" calcext:value-type="float">
            <text:p>21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71" calcext:value-type="float">
            <text:p>371</text:p>
          </table:table-cell>
          <table:table-cell office:value-type="float" office:value="21" calcext:value-type="float">
            <text:p>21</text:p>
          </table:table-cell>
          <table:table-cell table:formula="of:=[.B191]*[.C191]" office:value-type="float" office:value="7791" calcext:value-type="float">
            <text:p>7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71" calcext:value-type="float">
            <text:p>371</text:p>
          </table:table-cell>
          <table:table-cell office:value-type="float" office:value="60" calcext:value-type="float">
            <text:p>60</text:p>
          </table:table-cell>
          <table:table-cell table:formula="of:=[.B192]*[.C192]" office:value-type="float" office:value="22260" calcext:value-type="float">
            <text:p>22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73" calcext:value-type="float">
            <text:p>373</text:p>
          </table:table-cell>
          <table:table-cell office:value-type="float" office:value="28" calcext:value-type="float">
            <text:p>28</text:p>
          </table:table-cell>
          <table:table-cell table:formula="of:=[.B193]*[.C193]" office:value-type="float" office:value="10444" calcext:value-type="float">
            <text:p>104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77" calcext:value-type="float">
            <text:p>377</text:p>
          </table:table-cell>
          <table:table-cell office:value-type="float" office:value="19" calcext:value-type="float">
            <text:p>19</text:p>
          </table:table-cell>
          <table:table-cell table:formula="of:=[.B194]*[.C194]" office:value-type="float" office:value="7163" calcext:value-type="float">
            <text:p>7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78" calcext:value-type="float">
            <text:p>378</text:p>
          </table:table-cell>
          <table:table-cell office:value-type="float" office:value="11" calcext:value-type="float">
            <text:p>11</text:p>
          </table:table-cell>
          <table:table-cell table:formula="of:=[.B195]*[.C195]" office:value-type="float" office:value="4158" calcext:value-type="float">
            <text:p>4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82" calcext:value-type="float">
            <text:p>382</text:p>
          </table:table-cell>
          <table:table-cell office:value-type="float" office:value="11" calcext:value-type="float">
            <text:p>11</text:p>
          </table:table-cell>
          <table:table-cell table:formula="of:=[.B196]*[.C196]" office:value-type="float" office:value="4202" calcext:value-type="float">
            <text:p>4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84" calcext:value-type="float">
            <text:p>384</text:p>
          </table:table-cell>
          <table:table-cell office:value-type="float" office:value="26" calcext:value-type="float">
            <text:p>26</text:p>
          </table:table-cell>
          <table:table-cell table:formula="of:=[.B197]*[.C197]" office:value-type="float" office:value="9984" calcext:value-type="float">
            <text:p>9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85" calcext:value-type="float">
            <text:p>385</text:p>
          </table:table-cell>
          <table:table-cell office:value-type="float" office:value="25" calcext:value-type="float">
            <text:p>25</text:p>
          </table:table-cell>
          <table:table-cell table:formula="of:=[.B198]*[.C198]" office:value-type="float" office:value="9625" calcext:value-type="float">
            <text:p>9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85" calcext:value-type="float">
            <text:p>385</text:p>
          </table:table-cell>
          <table:table-cell office:value-type="float" office:value="69" calcext:value-type="float">
            <text:p>69</text:p>
          </table:table-cell>
          <table:table-cell table:formula="of:=[.B199]*[.C199]" office:value-type="float" office:value="26565" calcext:value-type="float">
            <text:p>26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87" calcext:value-type="float">
            <text:p>387</text:p>
          </table:table-cell>
          <table:table-cell office:value-type="float" office:value="51" calcext:value-type="float">
            <text:p>51</text:p>
          </table:table-cell>
          <table:table-cell table:formula="of:=[.B200]*[.C200]" office:value-type="float" office:value="19737" calcext:value-type="float">
            <text:p>197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87" calcext:value-type="float">
            <text:p>387</text:p>
          </table:table-cell>
          <table:table-cell office:value-type="float" office:value="64" calcext:value-type="float">
            <text:p>64</text:p>
          </table:table-cell>
          <table:table-cell table:formula="of:=[.B201]*[.C201]" office:value-type="float" office:value="24768" calcext:value-type="float">
            <text:p>24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92" calcext:value-type="float">
            <text:p>392</text:p>
          </table:table-cell>
          <table:table-cell office:value-type="float" office:value="61" calcext:value-type="float">
            <text:p>61</text:p>
          </table:table-cell>
          <table:table-cell table:formula="of:=[.B202]*[.C202]" office:value-type="float" office:value="23912" calcext:value-type="float">
            <text:p>23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93" calcext:value-type="float">
            <text:p>393</text:p>
          </table:table-cell>
          <table:table-cell office:value-type="float" office:value="15" calcext:value-type="float">
            <text:p>15</text:p>
          </table:table-cell>
          <table:table-cell table:formula="of:=[.B203]*[.C203]" office:value-type="float" office:value="5895" calcext:value-type="float">
            <text:p>58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93" calcext:value-type="float">
            <text:p>393</text:p>
          </table:table-cell>
          <table:table-cell office:value-type="float" office:value="64" calcext:value-type="float">
            <text:p>64</text:p>
          </table:table-cell>
          <table:table-cell table:formula="of:=[.B204]*[.C204]" office:value-type="float" office:value="25152" calcext:value-type="float">
            <text:p>25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94" calcext:value-type="float">
            <text:p>394</text:p>
          </table:table-cell>
          <table:table-cell office:value-type="float" office:value="55" calcext:value-type="float">
            <text:p>55</text:p>
          </table:table-cell>
          <table:table-cell table:formula="of:=[.B205]*[.C205]" office:value-type="float" office:value="21670" calcext:value-type="float">
            <text:p>216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95" calcext:value-type="float">
            <text:p>395</text:p>
          </table:table-cell>
          <table:table-cell office:value-type="float" office:value="69" calcext:value-type="float">
            <text:p>69</text:p>
          </table:table-cell>
          <table:table-cell table:formula="of:=[.B206]*[.C206]" office:value-type="float" office:value="27255" calcext:value-type="float">
            <text:p>27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98" calcext:value-type="float">
            <text:p>398</text:p>
          </table:table-cell>
          <table:table-cell office:value-type="float" office:value="27" calcext:value-type="float">
            <text:p>27</text:p>
          </table:table-cell>
          <table:table-cell table:formula="of:=[.B207]*[.C207]" office:value-type="float" office:value="10746" calcext:value-type="float">
            <text:p>10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98" calcext:value-type="float">
            <text:p>398</text:p>
          </table:table-cell>
          <table:table-cell office:value-type="float" office:value="67" calcext:value-type="float">
            <text:p>67</text:p>
          </table:table-cell>
          <table:table-cell table:formula="of:=[.B208]*[.C208]" office:value-type="float" office:value="26666" calcext:value-type="float">
            <text:p>2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99" calcext:value-type="float">
            <text:p>399</text:p>
          </table:table-cell>
          <table:table-cell office:value-type="float" office:value="26" calcext:value-type="float">
            <text:p>26</text:p>
          </table:table-cell>
          <table:table-cell table:formula="of:=[.B209]*[.C209]" office:value-type="float" office:value="10374" calcext:value-type="float">
            <text:p>103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99" calcext:value-type="float">
            <text:p>399</text:p>
          </table:table-cell>
          <table:table-cell office:value-type="float" office:value="36" calcext:value-type="float">
            <text:p>36</text:p>
          </table:table-cell>
          <table:table-cell table:formula="of:=[.B210]*[.C210]" office:value-type="float" office:value="14364" calcext:value-type="float">
            <text:p>14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table:formula="of:=[.B211]*[.C211]" office:value-type="float" office:value="14000" calcext:value-type="float">
            <text:p>1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0" calcext:value-type="float">
            <text:p>400</text:p>
          </table:table-cell>
          <table:table-cell office:value-type="float" office:value="67" calcext:value-type="float">
            <text:p>67</text:p>
          </table:table-cell>
          <table:table-cell table:formula="of:=[.B212]*[.C212]" office:value-type="float" office:value="26800" calcext:value-type="float">
            <text:p>26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3" calcext:value-type="float">
            <text:p>403</text:p>
          </table:table-cell>
          <table:table-cell office:value-type="float" office:value="53" calcext:value-type="float">
            <text:p>53</text:p>
          </table:table-cell>
          <table:table-cell table:formula="of:=[.B213]*[.C213]" office:value-type="float" office:value="21359" calcext:value-type="float">
            <text:p>21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4" calcext:value-type="float">
            <text:p>404</text:p>
          </table:table-cell>
          <table:table-cell office:value-type="float" office:value="32" calcext:value-type="float">
            <text:p>32</text:p>
          </table:table-cell>
          <table:table-cell table:formula="of:=[.B214]*[.C214]" office:value-type="float" office:value="12928" calcext:value-type="float">
            <text:p>12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6" calcext:value-type="float">
            <text:p>406</text:p>
          </table:table-cell>
          <table:table-cell office:value-type="float" office:value="46" calcext:value-type="float">
            <text:p>46</text:p>
          </table:table-cell>
          <table:table-cell table:formula="of:=[.B215]*[.C215]" office:value-type="float" office:value="18676" calcext:value-type="float">
            <text:p>186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  <table:table-cell table:formula="of:=[.B216]*[.C216]" office:value-type="float" office:value="21624" calcext:value-type="float">
            <text:p>21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6" calcext:value-type="float">
            <text:p>416</text:p>
          </table:table-cell>
          <table:table-cell office:value-type="float" office:value="58" calcext:value-type="float">
            <text:p>58</text:p>
          </table:table-cell>
          <table:table-cell table:formula="of:=[.B217]*[.C217]" office:value-type="float" office:value="24128" calcext:value-type="float">
            <text:p>24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7" calcext:value-type="float">
            <text:p>417</text:p>
          </table:table-cell>
          <table:table-cell office:value-type="float" office:value="55" calcext:value-type="float">
            <text:p>55</text:p>
          </table:table-cell>
          <table:table-cell table:formula="of:=[.B218]*[.C218]" office:value-type="float" office:value="22935" calcext:value-type="float">
            <text:p>22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2" calcext:value-type="float">
            <text:p>422</text:p>
          </table:table-cell>
          <table:table-cell office:value-type="float" office:value="42" calcext:value-type="float">
            <text:p>42</text:p>
          </table:table-cell>
          <table:table-cell table:formula="of:=[.B219]*[.C219]" office:value-type="float" office:value="17724" calcext:value-type="float">
            <text:p>17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4" calcext:value-type="float">
            <text:p>424</text:p>
          </table:table-cell>
          <table:table-cell office:value-type="float" office:value="36" calcext:value-type="float">
            <text:p>36</text:p>
          </table:table-cell>
          <table:table-cell table:formula="of:=[.B220]*[.C220]" office:value-type="float" office:value="15264" calcext:value-type="float">
            <text:p>15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6" calcext:value-type="float">
            <text:p>426</text:p>
          </table:table-cell>
          <table:table-cell office:value-type="float" office:value="49" calcext:value-type="float">
            <text:p>49</text:p>
          </table:table-cell>
          <table:table-cell table:formula="of:=[.B221]*[.C221]" office:value-type="float" office:value="20874" calcext:value-type="float">
            <text:p>208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  <table:table-cell table:formula="of:=[.B222]*[.C222]" office:value-type="float" office:value="5590" calcext:value-type="float">
            <text:p>5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0" calcext:value-type="float">
            <text:p>430</text:p>
          </table:table-cell>
          <table:table-cell office:value-type="float" office:value="31" calcext:value-type="float">
            <text:p>31</text:p>
          </table:table-cell>
          <table:table-cell table:formula="of:=[.B223]*[.C223]" office:value-type="float" office:value="13330" calcext:value-type="float">
            <text:p>13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2" calcext:value-type="float">
            <text:p>432</text:p>
          </table:table-cell>
          <table:table-cell office:value-type="float" office:value="52" calcext:value-type="float">
            <text:p>52</text:p>
          </table:table-cell>
          <table:table-cell table:formula="of:=[.B224]*[.C224]" office:value-type="float" office:value="22464" calcext:value-type="float">
            <text:p>22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  <table:table-cell table:formula="of:=[.B225]*[.C225]" office:value-type="float" office:value="24624" calcext:value-type="float">
            <text:p>24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2" calcext:value-type="float">
            <text:p>432</text:p>
          </table:table-cell>
          <table:table-cell office:value-type="float" office:value="61" calcext:value-type="float">
            <text:p>61</text:p>
          </table:table-cell>
          <table:table-cell table:formula="of:=[.B226]*[.C226]" office:value-type="float" office:value="26352" calcext:value-type="float">
            <text:p>26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4" calcext:value-type="float">
            <text:p>434</text:p>
          </table:table-cell>
          <table:table-cell office:value-type="float" office:value="40" calcext:value-type="float">
            <text:p>40</text:p>
          </table:table-cell>
          <table:table-cell table:formula="of:=[.B227]*[.C227]" office:value-type="float" office:value="17360" calcext:value-type="float">
            <text:p>173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6" calcext:value-type="float">
            <text:p>436</text:p>
          </table:table-cell>
          <table:table-cell office:value-type="float" office:value="43" calcext:value-type="float">
            <text:p>43</text:p>
          </table:table-cell>
          <table:table-cell table:formula="of:=[.B228]*[.C228]" office:value-type="float" office:value="18748" calcext:value-type="float">
            <text:p>18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8" calcext:value-type="float">
            <text:p>438</text:p>
          </table:table-cell>
          <table:table-cell office:value-type="float" office:value="43" calcext:value-type="float">
            <text:p>43</text:p>
          </table:table-cell>
          <table:table-cell table:formula="of:=[.B229]*[.C229]" office:value-type="float" office:value="18834" calcext:value-type="float">
            <text:p>188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8" calcext:value-type="float">
            <text:p>438</text:p>
          </table:table-cell>
          <table:table-cell office:value-type="float" office:value="52" calcext:value-type="float">
            <text:p>52</text:p>
          </table:table-cell>
          <table:table-cell table:formula="of:=[.B230]*[.C230]" office:value-type="float" office:value="22776" calcext:value-type="float">
            <text:p>22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8" calcext:value-type="float">
            <text:p>438</text:p>
          </table:table-cell>
          <table:table-cell office:value-type="float" office:value="66" calcext:value-type="float">
            <text:p>66</text:p>
          </table:table-cell>
          <table:table-cell table:formula="of:=[.B231]*[.C231]" office:value-type="float" office:value="28908" calcext:value-type="float">
            <text:p>289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9" calcext:value-type="float">
            <text:p>439</text:p>
          </table:table-cell>
          <table:table-cell office:value-type="float" office:value="56" calcext:value-type="float">
            <text:p>56</text:p>
          </table:table-cell>
          <table:table-cell table:formula="of:=[.B232]*[.C232]" office:value-type="float" office:value="24584" calcext:value-type="float">
            <text:p>24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42" calcext:value-type="float">
            <text:p>442</text:p>
          </table:table-cell>
          <table:table-cell office:value-type="float" office:value="55" calcext:value-type="float">
            <text:p>55</text:p>
          </table:table-cell>
          <table:table-cell table:formula="of:=[.B233]*[.C233]" office:value-type="float" office:value="24310" calcext:value-type="float">
            <text:p>243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48" calcext:value-type="float">
            <text:p>448</text:p>
          </table:table-cell>
          <table:table-cell office:value-type="float" office:value="25" calcext:value-type="float">
            <text:p>25</text:p>
          </table:table-cell>
          <table:table-cell table:formula="of:=[.B234]*[.C234]" office:value-type="float" office:value="11200" calcext:value-type="float">
            <text:p>11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49" calcext:value-type="float">
            <text:p>449</text:p>
          </table:table-cell>
          <table:table-cell office:value-type="float" office:value="13" calcext:value-type="float">
            <text:p>13</text:p>
          </table:table-cell>
          <table:table-cell table:formula="of:=[.B235]*[.C235]" office:value-type="float" office:value="5837" calcext:value-type="float">
            <text:p>5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53" calcext:value-type="float">
            <text:p>453</text:p>
          </table:table-cell>
          <table:table-cell office:value-type="float" office:value="49" calcext:value-type="float">
            <text:p>49</text:p>
          </table:table-cell>
          <table:table-cell table:formula="of:=[.B236]*[.C236]" office:value-type="float" office:value="22197" calcext:value-type="float">
            <text:p>22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54" calcext:value-type="float">
            <text:p>454</text:p>
          </table:table-cell>
          <table:table-cell office:value-type="float" office:value="63" calcext:value-type="float">
            <text:p>63</text:p>
          </table:table-cell>
          <table:table-cell table:formula="of:=[.B237]*[.C237]" office:value-type="float" office:value="28602" calcext:value-type="float">
            <text:p>28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54" calcext:value-type="float">
            <text:p>454</text:p>
          </table:table-cell>
          <table:table-cell office:value-type="float" office:value="66" calcext:value-type="float">
            <text:p>66</text:p>
          </table:table-cell>
          <table:table-cell table:formula="of:=[.B238]*[.C238]" office:value-type="float" office:value="29964" calcext:value-type="float">
            <text:p>29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59" calcext:value-type="float">
            <text:p>459</text:p>
          </table:table-cell>
          <table:table-cell office:value-type="float" office:value="19" calcext:value-type="float">
            <text:p>19</text:p>
          </table:table-cell>
          <table:table-cell table:formula="of:=[.B239]*[.C239]" office:value-type="float" office:value="8721" calcext:value-type="float">
            <text:p>8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61" calcext:value-type="float">
            <text:p>461</text:p>
          </table:table-cell>
          <table:table-cell office:value-type="float" office:value="52" calcext:value-type="float">
            <text:p>52</text:p>
          </table:table-cell>
          <table:table-cell table:formula="of:=[.B240]*[.C240]" office:value-type="float" office:value="23972" calcext:value-type="float">
            <text:p>239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63" calcext:value-type="float">
            <text:p>463</text:p>
          </table:table-cell>
          <table:table-cell office:value-type="float" office:value="11" calcext:value-type="float">
            <text:p>11</text:p>
          </table:table-cell>
          <table:table-cell table:formula="of:=[.B241]*[.C241]" office:value-type="float" office:value="5093" calcext:value-type="float">
            <text:p>5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63" calcext:value-type="float">
            <text:p>463</text:p>
          </table:table-cell>
          <table:table-cell office:value-type="float" office:value="62" calcext:value-type="float">
            <text:p>62</text:p>
          </table:table-cell>
          <table:table-cell table:formula="of:=[.B242]*[.C242]" office:value-type="float" office:value="28706" calcext:value-type="float">
            <text:p>28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64" calcext:value-type="float">
            <text:p>464</text:p>
          </table:table-cell>
          <table:table-cell office:value-type="float" office:value="59" calcext:value-type="float">
            <text:p>59</text:p>
          </table:table-cell>
          <table:table-cell table:formula="of:=[.B243]*[.C243]" office:value-type="float" office:value="27376" calcext:value-type="float">
            <text:p>27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65" calcext:value-type="float">
            <text:p>465</text:p>
          </table:table-cell>
          <table:table-cell office:value-type="float" office:value="62" calcext:value-type="float">
            <text:p>62</text:p>
          </table:table-cell>
          <table:table-cell table:formula="of:=[.B244]*[.C244]" office:value-type="float" office:value="28830" calcext:value-type="float">
            <text:p>28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67" calcext:value-type="float">
            <text:p>467</text:p>
          </table:table-cell>
          <table:table-cell office:value-type="float" office:value="27" calcext:value-type="float">
            <text:p>27</text:p>
          </table:table-cell>
          <table:table-cell table:formula="of:=[.B245]*[.C245]" office:value-type="float" office:value="12609" calcext:value-type="float">
            <text:p>12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69" calcext:value-type="float">
            <text:p>469</text:p>
          </table:table-cell>
          <table:table-cell office:value-type="float" office:value="39" calcext:value-type="float">
            <text:p>39</text:p>
          </table:table-cell>
          <table:table-cell table:formula="of:=[.B246]*[.C246]" office:value-type="float" office:value="18291" calcext:value-type="float">
            <text:p>18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70" calcext:value-type="float">
            <text:p>470</text:p>
          </table:table-cell>
          <table:table-cell office:value-type="float" office:value="33" calcext:value-type="float">
            <text:p>33</text:p>
          </table:table-cell>
          <table:table-cell table:formula="of:=[.B247]*[.C247]" office:value-type="float" office:value="15510" calcext:value-type="float">
            <text:p>155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70" calcext:value-type="float">
            <text:p>470</text:p>
          </table:table-cell>
          <table:table-cell office:value-type="float" office:value="58" calcext:value-type="float">
            <text:p>58</text:p>
          </table:table-cell>
          <table:table-cell table:formula="of:=[.B248]*[.C248]" office:value-type="float" office:value="27260" calcext:value-type="float">
            <text:p>27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72" calcext:value-type="float">
            <text:p>472</text:p>
          </table:table-cell>
          <table:table-cell office:value-type="float" office:value="52" calcext:value-type="float">
            <text:p>52</text:p>
          </table:table-cell>
          <table:table-cell table:formula="of:=[.B249]*[.C249]" office:value-type="float" office:value="24544" calcext:value-type="float">
            <text:p>24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75" calcext:value-type="float">
            <text:p>475</text:p>
          </table:table-cell>
          <table:table-cell office:value-type="float" office:value="29" calcext:value-type="float">
            <text:p>29</text:p>
          </table:table-cell>
          <table:table-cell table:formula="of:=[.B250]*[.C250]" office:value-type="float" office:value="13775" calcext:value-type="float">
            <text:p>13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77" calcext:value-type="float">
            <text:p>477</text:p>
          </table:table-cell>
          <table:table-cell office:value-type="float" office:value="37" calcext:value-type="float">
            <text:p>37</text:p>
          </table:table-cell>
          <table:table-cell table:formula="of:=[.B251]*[.C251]" office:value-type="float" office:value="17649" calcext:value-type="float">
            <text:p>17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79" calcext:value-type="float">
            <text:p>479</text:p>
          </table:table-cell>
          <table:table-cell office:value-type="float" office:value="24" calcext:value-type="float">
            <text:p>24</text:p>
          </table:table-cell>
          <table:table-cell table:formula="of:=[.B252]*[.C252]" office:value-type="float" office:value="11496" calcext:value-type="float">
            <text:p>11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81" calcext:value-type="float">
            <text:p>481</text:p>
          </table:table-cell>
          <table:table-cell office:value-type="float" office:value="16" calcext:value-type="float">
            <text:p>16</text:p>
          </table:table-cell>
          <table:table-cell table:formula="of:=[.B253]*[.C253]" office:value-type="float" office:value="7696" calcext:value-type="float">
            <text:p>7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81" calcext:value-type="float">
            <text:p>481</text:p>
          </table:table-cell>
          <table:table-cell office:value-type="float" office:value="51" calcext:value-type="float">
            <text:p>51</text:p>
          </table:table-cell>
          <table:table-cell table:formula="of:=[.B254]*[.C254]" office:value-type="float" office:value="24531" calcext:value-type="float">
            <text:p>24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82" calcext:value-type="float">
            <text:p>482</text:p>
          </table:table-cell>
          <table:table-cell office:value-type="float" office:value="34" calcext:value-type="float">
            <text:p>34</text:p>
          </table:table-cell>
          <table:table-cell table:formula="of:=[.B255]*[.C255]" office:value-type="float" office:value="16388" calcext:value-type="float">
            <text:p>16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82" calcext:value-type="float">
            <text:p>482</text:p>
          </table:table-cell>
          <table:table-cell office:value-type="float" office:value="62" calcext:value-type="float">
            <text:p>62</text:p>
          </table:table-cell>
          <table:table-cell table:formula="of:=[.B256]*[.C256]" office:value-type="float" office:value="29884" calcext:value-type="float">
            <text:p>29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86" calcext:value-type="float">
            <text:p>486</text:p>
          </table:table-cell>
          <table:table-cell office:value-type="float" office:value="28" calcext:value-type="float">
            <text:p>28</text:p>
          </table:table-cell>
          <table:table-cell table:formula="of:=[.B257]*[.C257]" office:value-type="float" office:value="13608" calcext:value-type="float">
            <text:p>13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table:formula="of:=[.B258]*[.C258]" office:value-type="float" office:value="9367" calcext:value-type="float">
            <text:p>93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97" calcext:value-type="float">
            <text:p>497</text:p>
          </table:table-cell>
          <table:table-cell office:value-type="float" office:value="37" calcext:value-type="float">
            <text:p>37</text:p>
          </table:table-cell>
          <table:table-cell table:formula="of:=[.B259]*[.C259]" office:value-type="float" office:value="18389" calcext:value-type="float">
            <text:p>183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97" calcext:value-type="float">
            <text:p>497</text:p>
          </table:table-cell>
          <table:table-cell office:value-type="float" office:value="40" calcext:value-type="float">
            <text:p>40</text:p>
          </table:table-cell>
          <table:table-cell table:formula="of:=[.B260]*[.C260]" office:value-type="float" office:value="19880" calcext:value-type="float">
            <text:p>198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97" calcext:value-type="float">
            <text:p>497</text:p>
          </table:table-cell>
          <table:table-cell office:value-type="float" office:value="49" calcext:value-type="float">
            <text:p>49</text:p>
          </table:table-cell>
          <table:table-cell table:formula="of:=[.B261]*[.C261]" office:value-type="float" office:value="24353" calcext:value-type="float">
            <text:p>243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98" calcext:value-type="float">
            <text:p>498</text:p>
          </table:table-cell>
          <table:table-cell office:value-type="float" office:value="38" calcext:value-type="float">
            <text:p>38</text:p>
          </table:table-cell>
          <table:table-cell table:formula="of:=[.B262]*[.C262]" office:value-type="float" office:value="18924" calcext:value-type="float">
            <text:p>18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[.B263]*[.C263]" office:value-type="float" office:value="18000" calcext:value-type="float">
            <text:p>18000</text:p>
          </table:table-cell>
          <table:table-cell table:number-columns-repeated="5"/>
        </table:table-row>
      </table:table>
      <table:table table:name="Лист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Z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700" calcext:value-type="float">
            <text:p>700</text:p>
          </table:table-cell>
          <table:table-cell table:number-columns-repeated="2"/>
          <table:table-cell office:value-type="float" office:value="1094742" calcext:value-type="float">
            <text:p>1094742</text:p>
          </table:table-cell>
          <table:table-cell table:formula="of:=SUM([.D1:.D151])" office:value-type="float" office:value="1083761" calcext:value-type="float">
            <text:p>1083761</text:p>
          </table:table-cell>
          <table:table-cell table:formula="of:=[.G1]-[.H1]" office:value-type="float" office:value="10981" calcext:value-type="float">
            <text:p>10981</text:p>
          </table:table-cell>
          <table:table-cell table:formula="of:=[.I1]/[.B152]" office:value-type="float" office:value="33.5810397553517" calcext:value-type="float">
            <text:p>33,5810397553517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[.B2]*[.C2]"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formula="of:=[.B3]*[.C3]" office:value-type="float" office:value="1581" calcext:value-type="float">
            <text:p>1581</text:p>
          </table:table-cell>
          <table:table-cell table:number-columns-repeated="4"/>
          <table:table-cell table:formula="of:=[.B152]*33" office:value-type="float" office:value="10791" calcext:value-type="float">
            <text:p>10791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formula="of:=[.B4]*[.C4]" office:value-type="float" office:value="1300" calcext:value-type="float">
            <text:p>1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formula="of:=[.B5]*[.C5]" office:value-type="float" office:value="3276" calcext:value-type="float">
            <text:p>3276</text:p>
          </table:table-cell>
          <table:table-cell table:number-columns-repeated="3"/>
          <table:table-cell table:style-name="ce1" office:value-type="float" office:value="33" calcext:value-type="float">
            <text:p>33</text:p>
          </table:table-cell>
          <table:table-cell table:style-name="ce1" table:formula="of:=[.I1]-[.I3]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[.B6]*[.C6]"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[.B7]*[.C7]" office:value-type="float" office:value="2016" calcext:value-type="float">
            <text:p>20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formula="of:=[.B8]*[.C8]" office:value-type="float" office:value="3024" calcext:value-type="float">
            <text:p>3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formula="of:=[.B9]*[.C9]" office:value-type="float" office:value="3127" calcext:value-type="float">
            <text:p>31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formula="of:=[.B10]*[.C10]" office:value-type="float" office:value="3245" calcext:value-type="float">
            <text:p>3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[.B11]*[.C11]" office:value-type="float" office:value="744" calcext:value-type="float">
            <text:p>7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formula="of:=[.B12]*[.C12]" office:value-type="float" office:value="1764" calcext:value-type="float">
            <text:p>1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formula="of:=[.B13]*[.C13]" office:value-type="float" office:value="3564" calcext:value-type="float">
            <text:p>35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formula="of:=[.B14]*[.C14]" office:value-type="float" office:value="4554" calcext:value-type="float">
            <text:p>4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formula="of:=[.B15]*[.C15]" office:value-type="float" office:value="2010" calcext:value-type="float">
            <text:p>2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formula="of:=[.B16]*[.C16]" office:value-type="float" office:value="1836" calcext:value-type="float">
            <text:p>18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[.B17]*[.C17]" office:value-type="float" office:value="2040" calcext:value-type="float">
            <text:p>20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formula="of:=[.B18]*[.C18]" office:value-type="float" office:value="4692" calcext:value-type="float">
            <text:p>4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formula="of:=[.B19]*[.C19]" office:value-type="float" office:value="3080" calcext:value-type="float">
            <text:p>3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[.B20]*[.C20]" office:value-type="float" office:value="3500" calcext:value-type="float">
            <text:p>3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table:formula="of:=[.B21]*[.C21]" office:value-type="float" office:value="4307" calcext:value-type="float">
            <text:p>43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formula="of:=[.B22]*[.C22]" office:value-type="float" office:value="4599" calcext:value-type="float">
            <text:p>45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[.B23]*[.C23]" office:value-type="float" office:value="912" calcext:value-type="float">
            <text:p>9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table:formula="of:=[.B24]*[.C24]" office:value-type="float" office:value="3388" calcext:value-type="float">
            <text:p>3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table:formula="of:=[.B25]*[.C25]" office:value-type="float" office:value="4212" calcext:value-type="float">
            <text:p>4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table:formula="of:=[.B26]*[.C26]" office:value-type="float" office:value="4480" calcext:value-type="float">
            <text:p>4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table:formula="of:=[.B27]*[.C27]" office:value-type="float" office:value="2635" calcext:value-type="float">
            <text:p>2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table:formula="of:=[.B28]*[.C28]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table:formula="of:=[.B29]*[.C29]" office:value-type="float" office:value="1740" calcext:value-type="float">
            <text:p>17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[.B30]*[.C30]" office:value-type="float" office:value="1056" calcext:value-type="float">
            <text:p>1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table:formula="of:=[.B31]*[.C31]" office:value-type="float" office:value="3080" calcext:value-type="float">
            <text:p>3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B32]*[.C32]" office:value-type="float" office:value="1140" calcext:value-type="float">
            <text:p>11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table:formula="of:=[.B33]*[.C33]" office:value-type="float" office:value="4416" calcext:value-type="float">
            <text:p>4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table:formula="of:=[.B34]*[.C34]" office:value-type="float" office:value="1568" calcext:value-type="float">
            <text:p>15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[.B35]*[.C35]" office:value-type="float" office:value="1428" calcext:value-type="float">
            <text:p>1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table:formula="of:=[.B36]*[.C36]" office:value-type="float" office:value="2781" calcext:value-type="float">
            <text:p>27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table:formula="of:=[.B37]*[.C37]" office:value-type="float" office:value="5356" calcext:value-type="float">
            <text:p>5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formula="of:=[.B38]*[.C38]" office:value-type="float" office:value="5616" calcext:value-type="float">
            <text:p>5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formula="of:=[.B39]*[.C39]" office:value-type="float" office:value="1443" calcext:value-type="float">
            <text:p>14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table:formula="of:=[.B40]*[.C40]" office:value-type="float" office:value="5328" calcext:value-type="float">
            <text:p>5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[.B41]*[.C41]"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table:formula="of:=[.B42]*[.C42]" office:value-type="float" office:value="5382" calcext:value-type="float">
            <text:p>5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table:formula="of:=[.B43]*[.C43]" office:value-type="float" office:value="5664" calcext:value-type="float">
            <text:p>5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table:formula="of:=[.B44]*[.C44]" office:value-type="float" office:value="8160" calcext:value-type="float">
            <text:p>8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table:formula="of:=[.B45]*[.C45]"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formula="of:=[.B46]*[.C46]" office:value-type="float" office:value="1599" calcext:value-type="float">
            <text:p>15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table:formula="of:=[.B47]*[.C47]" office:value-type="float" office:value="3813" calcext:value-type="float">
            <text:p>38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table:formula="of:=[.B48]*[.C48]" office:value-type="float" office:value="1860" calcext:value-type="float">
            <text:p>18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30" calcext:value-type="float">
            <text:p>130</text:p>
          </table:table-cell>
          <table:table-cell office:value-type="float" office:value="53" calcext:value-type="float">
            <text:p>53</text:p>
          </table:table-cell>
          <table:table-cell table:formula="of:=[.B49]*[.C49]" office:value-type="float" office:value="6890" calcext:value-type="float">
            <text:p>68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  <table:table-cell table:formula="of:=[.B50]*[.C50]" office:value-type="float" office:value="4860" calcext:value-type="float">
            <text:p>48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table:formula="of:=[.B51]*[.C51]" office:value-type="float" office:value="4031" calcext:value-type="float">
            <text:p>4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39" calcext:value-type="float">
            <text:p>139</text:p>
          </table:table-cell>
          <table:table-cell office:value-type="float" office:value="68" calcext:value-type="float">
            <text:p>68</text:p>
          </table:table-cell>
          <table:table-cell table:formula="of:=[.B52]*[.C52]" office:value-type="float" office:value="9452" calcext:value-type="float">
            <text:p>9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B53]*[.C53]" office:value-type="float" office:value="9380" calcext:value-type="float">
            <text:p>9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table:formula="of:=[.B54]*[.C54]" office:value-type="float" office:value="8880" calcext:value-type="float">
            <text:p>8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48" calcext:value-type="float">
            <text:p>148</text:p>
          </table:table-cell>
          <table:table-cell office:value-type="float" office:value="63" calcext:value-type="float">
            <text:p>63</text:p>
          </table:table-cell>
          <table:table-cell table:formula="of:=[.B55]*[.C55]" office:value-type="float" office:value="9324" calcext:value-type="float">
            <text:p>9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table:formula="of:=[.B56]*[.C56]" office:value-type="float" office:value="2533" calcext:value-type="float">
            <text:p>25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formula="of:=[.B57]*[.C57]" office:value-type="float" office:value="4321" calcext:value-type="float">
            <text:p>43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51" calcext:value-type="float">
            <text:p>151</text:p>
          </table:table-cell>
          <table:table-cell office:value-type="float" office:value="55" calcext:value-type="float">
            <text:p>55</text:p>
          </table:table-cell>
          <table:table-cell table:formula="of:=[.B58]*[.C58]" office:value-type="float" office:value="8305" calcext:value-type="float">
            <text:p>8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table:formula="of:=[.B59]*[.C59]" office:value-type="float" office:value="10075" calcext:value-type="float">
            <text:p>1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  <table:table-cell table:formula="of:=[.B60]*[.C60]" office:value-type="float" office:value="4056" calcext:value-type="float">
            <text:p>4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56" calcext:value-type="float">
            <text:p>156</text:p>
          </table:table-cell>
          <table:table-cell office:value-type="float" office:value="42" calcext:value-type="float">
            <text:p>42</text:p>
          </table:table-cell>
          <table:table-cell table:formula="of:=[.B61]*[.C61]" office:value-type="float" office:value="6552" calcext:value-type="float">
            <text:p>6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57" calcext:value-type="float">
            <text:p>157</text:p>
          </table:table-cell>
          <table:table-cell office:value-type="float" office:value="47" calcext:value-type="float">
            <text:p>47</text:p>
          </table:table-cell>
          <table:table-cell table:formula="of:=[.B62]*[.C62]" office:value-type="float" office:value="7379" calcext:value-type="float">
            <text:p>7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57" calcext:value-type="float">
            <text:p>157</text:p>
          </table:table-cell>
          <table:table-cell office:value-type="float" office:value="69" calcext:value-type="float">
            <text:p>69</text:p>
          </table:table-cell>
          <table:table-cell table:formula="of:=[.B63]*[.C63]" office:value-type="float" office:value="10833" calcext:value-type="float">
            <text:p>108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table:formula="of:=[.B64]*[.C64]" office:value-type="float" office:value="2054" calcext:value-type="float">
            <text:p>2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table:formula="of:=[.B65]*[.C65]" office:value-type="float" office:value="2544" calcext:value-type="float">
            <text:p>25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59" calcext:value-type="float">
            <text:p>159</text:p>
          </table:table-cell>
          <table:table-cell office:value-type="float" office:value="43" calcext:value-type="float">
            <text:p>43</text:p>
          </table:table-cell>
          <table:table-cell table:formula="of:=[.B66]*[.C66]" office:value-type="float" office:value="6837" calcext:value-type="float">
            <text:p>68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table:formula="of:=[.B67]*[.C67]" office:value-type="float" office:value="8109" calcext:value-type="float">
            <text:p>8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59" calcext:value-type="float">
            <text:p>159</text:p>
          </table:table-cell>
          <table:table-cell office:value-type="float" office:value="53" calcext:value-type="float">
            <text:p>53</text:p>
          </table:table-cell>
          <table:table-cell table:formula="of:=[.B68]*[.C68]" office:value-type="float" office:value="8427" calcext:value-type="float">
            <text:p>8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59" calcext:value-type="float">
            <text:p>159</text:p>
          </table:table-cell>
          <table:table-cell office:value-type="float" office:value="60" calcext:value-type="float">
            <text:p>60</text:p>
          </table:table-cell>
          <table:table-cell table:formula="of:=[.B69]*[.C69]" office:value-type="float" office:value="9540" calcext:value-type="float">
            <text:p>95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table:formula="of:=[.B70]*[.C70]" office:value-type="float" office:value="6720" calcext:value-type="float">
            <text:p>6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table:formula="of:=[.B71]*[.C71]" office:value-type="float" office:value="3586" calcext:value-type="float">
            <text:p>3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63" calcext:value-type="float">
            <text:p>163</text:p>
          </table:table-cell>
          <table:table-cell office:value-type="float" office:value="28" calcext:value-type="float">
            <text:p>28</text:p>
          </table:table-cell>
          <table:table-cell table:formula="of:=[.B72]*[.C72]" office:value-type="float" office:value="4564" calcext:value-type="float">
            <text:p>45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64" calcext:value-type="float">
            <text:p>164</text:p>
          </table:table-cell>
          <table:table-cell office:value-type="float" office:value="21" calcext:value-type="float">
            <text:p>21</text:p>
          </table:table-cell>
          <table:table-cell table:formula="of:=[.B73]*[.C73]" office:value-type="float" office:value="3444" calcext:value-type="float">
            <text:p>34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table:formula="of:=[.B74]*[.C74]" office:value-type="float" office:value="3630" calcext:value-type="float">
            <text:p>3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66" calcext:value-type="float">
            <text:p>166</text:p>
          </table:table-cell>
          <table:table-cell office:value-type="float" office:value="47" calcext:value-type="float">
            <text:p>47</text:p>
          </table:table-cell>
          <table:table-cell table:formula="of:=[.B75]*[.C75]" office:value-type="float" office:value="7802" calcext:value-type="float">
            <text:p>78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[.B76]*[.C76]" office:value-type="float" office:value="5040" calcext:value-type="float">
            <text:p>50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table:formula="of:=[.B77]*[.C77]" office:value-type="float" office:value="5408" calcext:value-type="float">
            <text:p>5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71" calcext:value-type="float">
            <text:p>171</text:p>
          </table:table-cell>
          <table:table-cell office:value-type="float" office:value="67" calcext:value-type="float">
            <text:p>67</text:p>
          </table:table-cell>
          <table:table-cell table:formula="of:=[.B78]*[.C78]" office:value-type="float" office:value="11457" calcext:value-type="float">
            <text:p>114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74" calcext:value-type="float">
            <text:p>174</text:p>
          </table:table-cell>
          <table:table-cell office:value-type="float" office:value="30" calcext:value-type="float">
            <text:p>30</text:p>
          </table:table-cell>
          <table:table-cell table:formula="of:=[.B79]*[.C79]" office:value-type="float" office:value="5220" calcext:value-type="float">
            <text:p>5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74" calcext:value-type="float">
            <text:p>174</text:p>
          </table:table-cell>
          <table:table-cell office:value-type="float" office:value="67" calcext:value-type="float">
            <text:p>67</text:p>
          </table:table-cell>
          <table:table-cell table:formula="of:=[.B80]*[.C80]" office:value-type="float" office:value="11658" calcext:value-type="float">
            <text:p>116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  <table:table-cell table:formula="of:=[.B81]*[.C81]" office:value-type="float" office:value="3759" calcext:value-type="float">
            <text:p>37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table:formula="of:=[.B82]*[.C82]" office:value-type="float" office:value="4186" calcext:value-type="float">
            <text:p>4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83" calcext:value-type="float">
            <text:p>183</text:p>
          </table:table-cell>
          <table:table-cell office:value-type="float" office:value="62" calcext:value-type="float">
            <text:p>62</text:p>
          </table:table-cell>
          <table:table-cell table:formula="of:=[.B83]*[.C83]" office:value-type="float" office:value="11346" calcext:value-type="float">
            <text:p>113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table:formula="of:=[.B84]*[.C84]" office:value-type="float" office:value="5704" calcext:value-type="float">
            <text:p>5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86" calcext:value-type="float">
            <text:p>186</text:p>
          </table:table-cell>
          <table:table-cell office:value-type="float" office:value="38" calcext:value-type="float">
            <text:p>38</text:p>
          </table:table-cell>
          <table:table-cell table:formula="of:=[.B85]*[.C85]" office:value-type="float" office:value="7068" calcext:value-type="float">
            <text:p>70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88" calcext:value-type="float">
            <text:p>188</text:p>
          </table:table-cell>
          <table:table-cell office:value-type="float" office:value="33" calcext:value-type="float">
            <text:p>33</text:p>
          </table:table-cell>
          <table:table-cell table:formula="of:=[.B86]*[.C86]" office:value-type="float" office:value="6204" calcext:value-type="float">
            <text:p>6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93" calcext:value-type="float">
            <text:p>193</text:p>
          </table:table-cell>
          <table:table-cell office:value-type="float" office:value="62" calcext:value-type="float">
            <text:p>62</text:p>
          </table:table-cell>
          <table:table-cell table:formula="of:=[.B87]*[.C87]" office:value-type="float" office:value="11966" calcext:value-type="float">
            <text:p>11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94" calcext:value-type="float">
            <text:p>194</text:p>
          </table:table-cell>
          <table:table-cell office:value-type="float" office:value="63" calcext:value-type="float">
            <text:p>63</text:p>
          </table:table-cell>
          <table:table-cell table:formula="of:=[.B88]*[.C88]" office:value-type="float" office:value="12222" calcext:value-type="float">
            <text:p>1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97" calcext:value-type="float">
            <text:p>197</text:p>
          </table:table-cell>
          <table:table-cell office:value-type="float" office:value="18" calcext:value-type="float">
            <text:p>18</text:p>
          </table:table-cell>
          <table:table-cell table:formula="of:=[.B89]*[.C89]" office:value-type="float" office:value="3546" calcext:value-type="float">
            <text:p>3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97" calcext:value-type="float">
            <text:p>197</text:p>
          </table:table-cell>
          <table:table-cell office:value-type="float" office:value="21" calcext:value-type="float">
            <text:p>21</text:p>
          </table:table-cell>
          <table:table-cell table:formula="of:=[.B90]*[.C90]" office:value-type="float" office:value="4137" calcext:value-type="float">
            <text:p>4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97" calcext:value-type="float">
            <text:p>197</text:p>
          </table:table-cell>
          <table:table-cell office:value-type="float" office:value="54" calcext:value-type="float">
            <text:p>54</text:p>
          </table:table-cell>
          <table:table-cell table:formula="of:=[.B91]*[.C91]" office:value-type="float" office:value="10638" calcext:value-type="float">
            <text:p>10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98" calcext:value-type="float">
            <text:p>198</text:p>
          </table:table-cell>
          <table:table-cell office:value-type="float" office:value="60" calcext:value-type="float">
            <text:p>60</text:p>
          </table:table-cell>
          <table:table-cell table:formula="of:=[.B92]*[.C92]" office:value-type="float" office:value="11880" calcext:value-type="float">
            <text:p>11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table:formula="of:=[.B93]*[.C93]" office:value-type="float" office:value="4400" calcext:value-type="float">
            <text:p>4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04" calcext:value-type="float">
            <text:p>204</text:p>
          </table:table-cell>
          <table:table-cell office:value-type="float" office:value="14" calcext:value-type="float">
            <text:p>14</text:p>
          </table:table-cell>
          <table:table-cell table:formula="of:=[.B94]*[.C94]" office:value-type="float" office:value="2856" calcext:value-type="float">
            <text:p>2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04" calcext:value-type="float">
            <text:p>204</text:p>
          </table:table-cell>
          <table:table-cell office:value-type="float" office:value="65" calcext:value-type="float">
            <text:p>65</text:p>
          </table:table-cell>
          <table:table-cell table:formula="of:=[.B95]*[.C95]" office:value-type="float" office:value="13260" calcext:value-type="float">
            <text:p>132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05" calcext:value-type="float">
            <text:p>205</text:p>
          </table:table-cell>
          <table:table-cell office:value-type="float" office:value="64" calcext:value-type="float">
            <text:p>64</text:p>
          </table:table-cell>
          <table:table-cell table:formula="of:=[.B96]*[.C96]" office:value-type="float" office:value="13120" calcext:value-type="float">
            <text:p>13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05" calcext:value-type="float">
            <text:p>205</text:p>
          </table:table-cell>
          <table:table-cell office:value-type="float" office:value="67" calcext:value-type="float">
            <text:p>67</text:p>
          </table:table-cell>
          <table:table-cell table:formula="of:=[.B97]*[.C97]" office:value-type="float" office:value="13735" calcext:value-type="float">
            <text:p>13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table:formula="of:=[.B98]*[.C98]" office:value-type="float" office:value="9064" calcext:value-type="float">
            <text:p>90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table:formula="of:=[.B99]*[.C99]" office:value-type="float" office:value="10300" calcext:value-type="float">
            <text:p>10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table:formula="of:=[.B100]*[.C100]" office:value-type="float" office:value="6784" calcext:value-type="float">
            <text:p>67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table:formula="of:=[.B101]*[.C101]" office:value-type="float" office:value="4473" calcext:value-type="float">
            <text:p>44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15" calcext:value-type="float">
            <text:p>215</text:p>
          </table:table-cell>
          <table:table-cell office:value-type="float" office:value="45" calcext:value-type="float">
            <text:p>45</text:p>
          </table:table-cell>
          <table:table-cell table:formula="of:=[.B102]*[.C102]" office:value-type="float" office:value="9675" calcext:value-type="float">
            <text:p>9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15" calcext:value-type="float">
            <text:p>215</text:p>
          </table:table-cell>
          <table:table-cell office:value-type="float" office:value="45" calcext:value-type="float">
            <text:p>45</text:p>
          </table:table-cell>
          <table:table-cell table:formula="of:=[.B103]*[.C103]" office:value-type="float" office:value="9675" calcext:value-type="float">
            <text:p>9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20" calcext:value-type="float">
            <text:p>220</text:p>
          </table:table-cell>
          <table:table-cell office:value-type="float" office:value="62" calcext:value-type="float">
            <text:p>62</text:p>
          </table:table-cell>
          <table:table-cell table:formula="of:=[.B104]*[.C104]" office:value-type="float" office:value="13640" calcext:value-type="float">
            <text:p>136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table:formula="of:=[.B105]*[.C105]" office:value-type="float" office:value="2230" calcext:value-type="float">
            <text:p>22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23" calcext:value-type="float">
            <text:p>223</text:p>
          </table:table-cell>
          <table:table-cell office:value-type="float" office:value="13" calcext:value-type="float">
            <text:p>13</text:p>
          </table:table-cell>
          <table:table-cell table:formula="of:=[.B106]*[.C106]" office:value-type="float" office:value="2899" calcext:value-type="float">
            <text:p>28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23" calcext:value-type="float">
            <text:p>223</text:p>
          </table:table-cell>
          <table:table-cell office:value-type="float" office:value="44" calcext:value-type="float">
            <text:p>44</text:p>
          </table:table-cell>
          <table:table-cell table:formula="of:=[.B107]*[.C107]" office:value-type="float" office:value="9812" calcext:value-type="float">
            <text:p>98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24" calcext:value-type="float">
            <text:p>224</text:p>
          </table:table-cell>
          <table:table-cell office:value-type="float" office:value="39" calcext:value-type="float">
            <text:p>39</text:p>
          </table:table-cell>
          <table:table-cell table:formula="of:=[.B108]*[.C108]" office:value-type="float" office:value="8736" calcext:value-type="float">
            <text:p>87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27" calcext:value-type="float">
            <text:p>227</text:p>
          </table:table-cell>
          <table:table-cell office:value-type="float" office:value="47" calcext:value-type="float">
            <text:p>47</text:p>
          </table:table-cell>
          <table:table-cell table:formula="of:=[.B109]*[.C109]" office:value-type="float" office:value="10669" calcext:value-type="float">
            <text:p>106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27" calcext:value-type="float">
            <text:p>227</text:p>
          </table:table-cell>
          <table:table-cell office:value-type="float" office:value="68" calcext:value-type="float">
            <text:p>68</text:p>
          </table:table-cell>
          <table:table-cell table:formula="of:=[.B110]*[.C110]" office:value-type="float" office:value="15436" calcext:value-type="float">
            <text:p>15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33" calcext:value-type="float">
            <text:p>233</text:p>
          </table:table-cell>
          <table:table-cell office:value-type="float" office:value="69" calcext:value-type="float">
            <text:p>69</text:p>
          </table:table-cell>
          <table:table-cell table:formula="of:=[.B111]*[.C111]" office:value-type="float" office:value="16077" calcext:value-type="float">
            <text:p>160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37" calcext:value-type="float">
            <text:p>237</text:p>
          </table:table-cell>
          <table:table-cell office:value-type="float" office:value="53" calcext:value-type="float">
            <text:p>53</text:p>
          </table:table-cell>
          <table:table-cell table:formula="of:=[.B112]*[.C112]" office:value-type="float" office:value="12561" calcext:value-type="float">
            <text:p>125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38" calcext:value-type="float">
            <text:p>238</text:p>
          </table:table-cell>
          <table:table-cell office:value-type="float" office:value="52" calcext:value-type="float">
            <text:p>52</text:p>
          </table:table-cell>
          <table:table-cell table:formula="of:=[.B113]*[.C113]" office:value-type="float" office:value="12376" calcext:value-type="float">
            <text:p>12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  <table:table-cell table:formula="of:=[.B114]*[.C114]" office:value-type="float" office:value="3146" calcext:value-type="float">
            <text:p>3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[.B115]*[.C115]" office:value-type="float" office:value="9516" calcext:value-type="float">
            <text:p>95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45" calcext:value-type="float">
            <text:p>245</text:p>
          </table:table-cell>
          <table:table-cell office:value-type="float" office:value="43" calcext:value-type="float">
            <text:p>43</text:p>
          </table:table-cell>
          <table:table-cell table:formula="of:=[.B116]*[.C116]" office:value-type="float" office:value="10535" calcext:value-type="float">
            <text:p>105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table:formula="of:=[.B117]*[.C117]" office:value-type="float" office:value="3750" calcext:value-type="float">
            <text:p>3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51" calcext:value-type="float">
            <text:p>251</text:p>
          </table:table-cell>
          <table:table-cell office:value-type="float" office:value="51" calcext:value-type="float">
            <text:p>51</text:p>
          </table:table-cell>
          <table:table-cell table:formula="of:=[.B118]*[.C118]" office:value-type="float" office:value="12801" calcext:value-type="float">
            <text:p>12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54" calcext:value-type="float">
            <text:p>254</text:p>
          </table:table-cell>
          <table:table-cell office:value-type="float" office:value="23" calcext:value-type="float">
            <text:p>23</text:p>
          </table:table-cell>
          <table:table-cell table:formula="of:=[.B119]*[.C119]" office:value-type="float" office:value="5842" calcext:value-type="float">
            <text:p>5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table:formula="of:=[.B120]*[.C120]" office:value-type="float" office:value="16575" calcext:value-type="float">
            <text:p>16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55" calcext:value-type="float">
            <text:p>255</text:p>
          </table:table-cell>
          <table:table-cell office:value-type="float" office:value="66" calcext:value-type="float">
            <text:p>66</text:p>
          </table:table-cell>
          <table:table-cell table:formula="of:=[.B121]*[.C121]" office:value-type="float" office:value="16830" calcext:value-type="float">
            <text:p>168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57" calcext:value-type="float">
            <text:p>257</text:p>
          </table:table-cell>
          <table:table-cell office:value-type="float" office:value="25" calcext:value-type="float">
            <text:p>25</text:p>
          </table:table-cell>
          <table:table-cell table:formula="of:=[.B122]*[.C122]" office:value-type="float" office:value="6425" calcext:value-type="float">
            <text:p>6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59" calcext:value-type="float">
            <text:p>259</text:p>
          </table:table-cell>
          <table:table-cell office:value-type="float" office:value="51" calcext:value-type="float">
            <text:p>51</text:p>
          </table:table-cell>
          <table:table-cell table:formula="of:=[.B123]*[.C123]" office:value-type="float" office:value="13209" calcext:value-type="float">
            <text:p>13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[.B124]*[.C124]" office:value-type="float" office:value="4208" calcext:value-type="float">
            <text:p>4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63" calcext:value-type="float">
            <text:p>263</text:p>
          </table:table-cell>
          <table:table-cell office:value-type="float" office:value="35" calcext:value-type="float">
            <text:p>35</text:p>
          </table:table-cell>
          <table:table-cell table:formula="of:=[.B125]*[.C125]" office:value-type="float" office:value="9205" calcext:value-type="float">
            <text:p>9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68" calcext:value-type="float">
            <text:p>268</text:p>
          </table:table-cell>
          <table:table-cell office:value-type="float" office:value="35" calcext:value-type="float">
            <text:p>35</text:p>
          </table:table-cell>
          <table:table-cell table:formula="of:=[.B126]*[.C126]" office:value-type="float" office:value="9380" calcext:value-type="float">
            <text:p>9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69" calcext:value-type="float">
            <text:p>269</text:p>
          </table:table-cell>
          <table:table-cell office:value-type="float" office:value="40" calcext:value-type="float">
            <text:p>40</text:p>
          </table:table-cell>
          <table:table-cell table:formula="of:=[.B127]*[.C127]" office:value-type="float" office:value="10760" calcext:value-type="float">
            <text:p>10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[.B128]*[.C128]" office:value-type="float" office:value="11696" calcext:value-type="float">
            <text:p>11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table:formula="of:=[.B129]*[.C129]" office:value-type="float" office:value="3312" calcext:value-type="float">
            <text:p>33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77" calcext:value-type="float">
            <text:p>277</text:p>
          </table:table-cell>
          <table:table-cell office:value-type="float" office:value="69" calcext:value-type="float">
            <text:p>69</text:p>
          </table:table-cell>
          <table:table-cell table:formula="of:=[.B130]*[.C130]" office:value-type="float" office:value="19113" calcext:value-type="float">
            <text:p>19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table:formula="of:=[.B131]*[.C131]" office:value-type="float" office:value="5004" calcext:value-type="float">
            <text:p>5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table:formula="of:=[.B132]*[.C132]" office:value-type="float" office:value="8400" calcext:value-type="float">
            <text:p>8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80" calcext:value-type="float">
            <text:p>280</text:p>
          </table:table-cell>
          <table:table-cell office:value-type="float" office:value="40" calcext:value-type="float">
            <text:p>40</text:p>
          </table:table-cell>
          <table:table-cell table:formula="of:=[.B133]*[.C133]" office:value-type="float" office:value="11200" calcext:value-type="float">
            <text:p>11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80" calcext:value-type="float">
            <text:p>280</text:p>
          </table:table-cell>
          <table:table-cell office:value-type="float" office:value="52" calcext:value-type="float">
            <text:p>52</text:p>
          </table:table-cell>
          <table:table-cell table:formula="of:=[.B134]*[.C134]" office:value-type="float" office:value="14560" calcext:value-type="float">
            <text:p>145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81" calcext:value-type="float">
            <text:p>281</text:p>
          </table:table-cell>
          <table:table-cell office:value-type="float" office:value="49" calcext:value-type="float">
            <text:p>49</text:p>
          </table:table-cell>
          <table:table-cell table:formula="of:=[.B135]*[.C135]" office:value-type="float" office:value="13769" calcext:value-type="float">
            <text:p>13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84" calcext:value-type="float">
            <text:p>284</text:p>
          </table:table-cell>
          <table:table-cell office:value-type="float" office:value="70" calcext:value-type="float">
            <text:p>70</text:p>
          </table:table-cell>
          <table:table-cell table:formula="of:=[.B136]*[.C136]" office:value-type="float" office:value="19880" calcext:value-type="float">
            <text:p>19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88" calcext:value-type="float">
            <text:p>288</text:p>
          </table:table-cell>
          <table:table-cell office:value-type="float" office:value="24" calcext:value-type="float">
            <text:p>24</text:p>
          </table:table-cell>
          <table:table-cell table:formula="of:=[.B137]*[.C137]" office:value-type="float" office:value="6912" calcext:value-type="float">
            <text:p>69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89" calcext:value-type="float">
            <text:p>289</text:p>
          </table:table-cell>
          <table:table-cell office:value-type="float" office:value="64" calcext:value-type="float">
            <text:p>64</text:p>
          </table:table-cell>
          <table:table-cell table:formula="of:=[.B138]*[.C138]" office:value-type="float" office:value="18496" calcext:value-type="float">
            <text:p>18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94" calcext:value-type="float">
            <text:p>294</text:p>
          </table:table-cell>
          <table:table-cell office:value-type="float" office:value="25" calcext:value-type="float">
            <text:p>25</text:p>
          </table:table-cell>
          <table:table-cell table:formula="of:=[.B139]*[.C139]" office:value-type="float" office:value="7350" calcext:value-type="float">
            <text:p>73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[.B140]*[.C140]" office:value-type="float" office:value="17405" calcext:value-type="float">
            <text:p>17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table:formula="of:=[.B141]*[.C141]" office:value-type="float" office:value="16872" calcext:value-type="float">
            <text:p>168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[.B142]*[.C142]" office:value-type="float" office:value="13072" calcext:value-type="float">
            <text:p>130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table:formula="of:=[.B143]*[.C143]" office:value-type="float" office:value="7956" calcext:value-type="float">
            <text:p>79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10" calcext:value-type="float">
            <text:p>310</text:p>
          </table:table-cell>
          <table:table-cell office:value-type="float" office:value="67" calcext:value-type="float">
            <text:p>67</text:p>
          </table:table-cell>
          <table:table-cell table:formula="of:=[.B144]*[.C144]" office:value-type="float" office:value="20770" calcext:value-type="float">
            <text:p>207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12" calcext:value-type="float">
            <text:p>312</text:p>
          </table:table-cell>
          <table:table-cell office:value-type="float" office:value="40" calcext:value-type="float">
            <text:p>40</text:p>
          </table:table-cell>
          <table:table-cell table:formula="of:=[.B145]*[.C145]" office:value-type="float" office:value="12480" calcext:value-type="float">
            <text:p>12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12" calcext:value-type="float">
            <text:p>312</text:p>
          </table:table-cell>
          <table:table-cell office:value-type="float" office:value="58" calcext:value-type="float">
            <text:p>58</text:p>
          </table:table-cell>
          <table:table-cell table:formula="of:=[.B146]*[.C146]" office:value-type="float" office:value="18096" calcext:value-type="float">
            <text:p>180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13" calcext:value-type="float">
            <text:p>313</text:p>
          </table:table-cell>
          <table:table-cell office:value-type="float" office:value="53" calcext:value-type="float">
            <text:p>53</text:p>
          </table:table-cell>
          <table:table-cell table:formula="of:=[.B147]*[.C147]" office:value-type="float" office:value="16589" calcext:value-type="float">
            <text:p>165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table:formula="of:=[.B148]*[.C148]" office:value-type="float" office:value="5120" calcext:value-type="float">
            <text:p>5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23" calcext:value-type="float">
            <text:p>323</text:p>
          </table:table-cell>
          <table:table-cell office:value-type="float" office:value="35" calcext:value-type="float">
            <text:p>35</text:p>
          </table:table-cell>
          <table:table-cell table:formula="of:=[.B149]*[.C149]" office:value-type="float" office:value="11305" calcext:value-type="float">
            <text:p>11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23" calcext:value-type="float">
            <text:p>323</text:p>
          </table:table-cell>
          <table:table-cell office:value-type="float" office:value="61" calcext:value-type="float">
            <text:p>61</text:p>
          </table:table-cell>
          <table:table-cell table:formula="of:=[.B150]*[.C150]" office:value-type="float" office:value="19703" calcext:value-type="float">
            <text:p>197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24" calcext:value-type="float">
            <text:p>324</text:p>
          </table:table-cell>
          <table:table-cell office:value-type="float" office:value="12" calcext:value-type="float">
            <text:p>12</text:p>
          </table:table-cell>
          <table:table-cell table:formula="of:=[.B151]*[.C151]" office:value-type="float" office:value="3888" calcext:value-type="float">
            <text:p>38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27" calcext:value-type="float">
            <text:p>327</text:p>
          </table:table-cell>
          <table:table-cell office:value-type="float" office:value="38" calcext:value-type="float">
            <text:p>38</text:p>
          </table:table-cell>
          <table:table-cell table:formula="of:=[.B152]*[.C152]" office:value-type="float" office:value="12426" calcext:value-type="float">
            <text:p>12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28" calcext:value-type="float">
            <text:p>328</text:p>
          </table:table-cell>
          <table:table-cell office:value-type="float" office:value="27" calcext:value-type="float">
            <text:p>27</text:p>
          </table:table-cell>
          <table:table-cell table:formula="of:=[.B153]*[.C153]" office:value-type="float" office:value="8856" calcext:value-type="float">
            <text:p>8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29" calcext:value-type="float">
            <text:p>329</text:p>
          </table:table-cell>
          <table:table-cell office:value-type="float" office:value="17" calcext:value-type="float">
            <text:p>17</text:p>
          </table:table-cell>
          <table:table-cell table:formula="of:=[.B154]*[.C154]" office:value-type="float" office:value="5593" calcext:value-type="float">
            <text:p>55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31" calcext:value-type="float">
            <text:p>331</text:p>
          </table:table-cell>
          <table:table-cell office:value-type="float" office:value="45" calcext:value-type="float">
            <text:p>45</text:p>
          </table:table-cell>
          <table:table-cell table:formula="of:=[.B155]*[.C155]" office:value-type="float" office:value="14895" calcext:value-type="float">
            <text:p>148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37" calcext:value-type="float">
            <text:p>337</text:p>
          </table:table-cell>
          <table:table-cell office:value-type="float" office:value="27" calcext:value-type="float">
            <text:p>27</text:p>
          </table:table-cell>
          <table:table-cell table:formula="of:=[.B156]*[.C156]" office:value-type="float" office:value="9099" calcext:value-type="float">
            <text:p>90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37" calcext:value-type="float">
            <text:p>337</text:p>
          </table:table-cell>
          <table:table-cell office:value-type="float" office:value="35" calcext:value-type="float">
            <text:p>35</text:p>
          </table:table-cell>
          <table:table-cell table:formula="of:=[.B157]*[.C157]" office:value-type="float" office:value="11795" calcext:value-type="float">
            <text:p>117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40" calcext:value-type="float">
            <text:p>340</text:p>
          </table:table-cell>
          <table:table-cell office:value-type="float" office:value="17" calcext:value-type="float">
            <text:p>17</text:p>
          </table:table-cell>
          <table:table-cell table:formula="of:=[.B158]*[.C158]" office:value-type="float" office:value="5780" calcext:value-type="float">
            <text:p>57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40" calcext:value-type="float">
            <text:p>340</text:p>
          </table:table-cell>
          <table:table-cell office:value-type="float" office:value="36" calcext:value-type="float">
            <text:p>36</text:p>
          </table:table-cell>
          <table:table-cell table:formula="of:=[.B159]*[.C159]" office:value-type="float" office:value="12240" calcext:value-type="float">
            <text:p>12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41" calcext:value-type="float">
            <text:p>341</text:p>
          </table:table-cell>
          <table:table-cell office:value-type="float" office:value="67" calcext:value-type="float">
            <text:p>67</text:p>
          </table:table-cell>
          <table:table-cell table:formula="of:=[.B160]*[.C160]" office:value-type="float" office:value="22847" calcext:value-type="float">
            <text:p>228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43" calcext:value-type="float">
            <text:p>343</text:p>
          </table:table-cell>
          <table:table-cell office:value-type="float" office:value="36" calcext:value-type="float">
            <text:p>36</text:p>
          </table:table-cell>
          <table:table-cell table:formula="of:=[.B161]*[.C161]" office:value-type="float" office:value="12348" calcext:value-type="float">
            <text:p>12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44" calcext:value-type="float">
            <text:p>344</text:p>
          </table:table-cell>
          <table:table-cell office:value-type="float" office:value="70" calcext:value-type="float">
            <text:p>70</text:p>
          </table:table-cell>
          <table:table-cell table:formula="of:=[.B162]*[.C162]" office:value-type="float" office:value="24080" calcext:value-type="float">
            <text:p>24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  <table:table-cell table:formula="of:=[.B163]*[.C163]" office:value-type="float" office:value="3817" calcext:value-type="float">
            <text:p>38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47" calcext:value-type="float">
            <text:p>347</text:p>
          </table:table-cell>
          <table:table-cell office:value-type="float" office:value="40" calcext:value-type="float">
            <text:p>40</text:p>
          </table:table-cell>
          <table:table-cell table:formula="of:=[.B164]*[.C164]" office:value-type="float" office:value="13880" calcext:value-type="float">
            <text:p>13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49" calcext:value-type="float">
            <text:p>349</text:p>
          </table:table-cell>
          <table:table-cell office:value-type="float" office:value="10" calcext:value-type="float">
            <text:p>10</text:p>
          </table:table-cell>
          <table:table-cell table:formula="of:=[.B165]*[.C165]" office:value-type="float" office:value="3490" calcext:value-type="float">
            <text:p>34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53" calcext:value-type="float">
            <text:p>353</text:p>
          </table:table-cell>
          <table:table-cell office:value-type="float" office:value="35" calcext:value-type="float">
            <text:p>35</text:p>
          </table:table-cell>
          <table:table-cell table:formula="of:=[.B166]*[.C166]" office:value-type="float" office:value="12355" calcext:value-type="float">
            <text:p>1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53" calcext:value-type="float">
            <text:p>353</text:p>
          </table:table-cell>
          <table:table-cell office:value-type="float" office:value="62" calcext:value-type="float">
            <text:p>62</text:p>
          </table:table-cell>
          <table:table-cell table:formula="of:=[.B167]*[.C167]" office:value-type="float" office:value="21886" calcext:value-type="float">
            <text:p>218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54" calcext:value-type="float">
            <text:p>354</text:p>
          </table:table-cell>
          <table:table-cell office:value-type="float" office:value="11" calcext:value-type="float">
            <text:p>11</text:p>
          </table:table-cell>
          <table:table-cell table:formula="of:=[.B168]*[.C168]" office:value-type="float" office:value="3894" calcext:value-type="float">
            <text:p>38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56" calcext:value-type="float">
            <text:p>356</text:p>
          </table:table-cell>
          <table:table-cell office:value-type="float" office:value="26" calcext:value-type="float">
            <text:p>26</text:p>
          </table:table-cell>
          <table:table-cell table:formula="of:=[.B169]*[.C169]" office:value-type="float" office:value="9256" calcext:value-type="float">
            <text:p>9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table:formula="of:=[.B170]*[.C170]" office:value-type="float" office:value="10710" calcext:value-type="float">
            <text:p>107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66" calcext:value-type="float">
            <text:p>366</text:p>
          </table:table-cell>
          <table:table-cell office:value-type="float" office:value="46" calcext:value-type="float">
            <text:p>46</text:p>
          </table:table-cell>
          <table:table-cell table:formula="of:=[.B171]*[.C171]" office:value-type="float" office:value="16836" calcext:value-type="float">
            <text:p>168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73" calcext:value-type="float">
            <text:p>373</text:p>
          </table:table-cell>
          <table:table-cell office:value-type="float" office:value="30" calcext:value-type="float">
            <text:p>30</text:p>
          </table:table-cell>
          <table:table-cell table:formula="of:=[.B172]*[.C172]" office:value-type="float" office:value="11190" calcext:value-type="float">
            <text:p>11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82" calcext:value-type="float">
            <text:p>382</text:p>
          </table:table-cell>
          <table:table-cell office:value-type="float" office:value="51" calcext:value-type="float">
            <text:p>51</text:p>
          </table:table-cell>
          <table:table-cell table:formula="of:=[.B173]*[.C173]" office:value-type="float" office:value="19482" calcext:value-type="float">
            <text:p>194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83" calcext:value-type="float">
            <text:p>383</text:p>
          </table:table-cell>
          <table:table-cell office:value-type="float" office:value="52" calcext:value-type="float">
            <text:p>52</text:p>
          </table:table-cell>
          <table:table-cell table:formula="of:=[.B174]*[.C174]" office:value-type="float" office:value="19916" calcext:value-type="float">
            <text:p>199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table:formula="of:=[.B175]*[.C175]" office:value-type="float" office:value="4992" calcext:value-type="float">
            <text:p>49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85" calcext:value-type="float">
            <text:p>385</text:p>
          </table:table-cell>
          <table:table-cell office:value-type="float" office:value="43" calcext:value-type="float">
            <text:p>43</text:p>
          </table:table-cell>
          <table:table-cell table:formula="of:=[.B176]*[.C176]" office:value-type="float" office:value="16555" calcext:value-type="float">
            <text:p>16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88" calcext:value-type="float">
            <text:p>388</text:p>
          </table:table-cell>
          <table:table-cell office:value-type="float" office:value="35" calcext:value-type="float">
            <text:p>35</text:p>
          </table:table-cell>
          <table:table-cell table:formula="of:=[.B177]*[.C177]" office:value-type="float" office:value="13580" calcext:value-type="float">
            <text:p>135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89" calcext:value-type="float">
            <text:p>389</text:p>
          </table:table-cell>
          <table:table-cell office:value-type="float" office:value="63" calcext:value-type="float">
            <text:p>63</text:p>
          </table:table-cell>
          <table:table-cell table:formula="of:=[.B178]*[.C178]" office:value-type="float" office:value="24507" calcext:value-type="float">
            <text:p>245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91" calcext:value-type="float">
            <text:p>391</text:p>
          </table:table-cell>
          <table:table-cell office:value-type="float" office:value="39" calcext:value-type="float">
            <text:p>39</text:p>
          </table:table-cell>
          <table:table-cell table:formula="of:=[.B179]*[.C179]" office:value-type="float" office:value="15249" calcext:value-type="float">
            <text:p>15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96" calcext:value-type="float">
            <text:p>396</text:p>
          </table:table-cell>
          <table:table-cell office:value-type="float" office:value="23" calcext:value-type="float">
            <text:p>23</text:p>
          </table:table-cell>
          <table:table-cell table:formula="of:=[.B180]*[.C180]" office:value-type="float" office:value="9108" calcext:value-type="float">
            <text:p>9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98" calcext:value-type="float">
            <text:p>398</text:p>
          </table:table-cell>
          <table:table-cell office:value-type="float" office:value="11" calcext:value-type="float">
            <text:p>11</text:p>
          </table:table-cell>
          <table:table-cell table:formula="of:=[.B181]*[.C181]" office:value-type="float" office:value="4378" calcext:value-type="float">
            <text:p>4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98" calcext:value-type="float">
            <text:p>398</text:p>
          </table:table-cell>
          <table:table-cell office:value-type="float" office:value="54" calcext:value-type="float">
            <text:p>54</text:p>
          </table:table-cell>
          <table:table-cell table:formula="of:=[.B182]*[.C182]" office:value-type="float" office:value="21492" calcext:value-type="float">
            <text:p>214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00" calcext:value-type="float">
            <text:p>400</text:p>
          </table:table-cell>
          <table:table-cell office:value-type="float" office:value="61" calcext:value-type="float">
            <text:p>61</text:p>
          </table:table-cell>
          <table:table-cell table:formula="of:=[.B183]*[.C183]" office:value-type="float" office:value="24400" calcext:value-type="float">
            <text:p>24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01" calcext:value-type="float">
            <text:p>401</text:p>
          </table:table-cell>
          <table:table-cell office:value-type="float" office:value="20" calcext:value-type="float">
            <text:p>20</text:p>
          </table:table-cell>
          <table:table-cell table:formula="of:=[.B184]*[.C184]" office:value-type="float" office:value="8020" calcext:value-type="float">
            <text:p>8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03" calcext:value-type="float">
            <text:p>403</text:p>
          </table:table-cell>
          <table:table-cell office:value-type="float" office:value="33" calcext:value-type="float">
            <text:p>33</text:p>
          </table:table-cell>
          <table:table-cell table:formula="of:=[.B185]*[.C185]" office:value-type="float" office:value="13299" calcext:value-type="float">
            <text:p>13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07" calcext:value-type="float">
            <text:p>407</text:p>
          </table:table-cell>
          <table:table-cell office:value-type="float" office:value="38" calcext:value-type="float">
            <text:p>38</text:p>
          </table:table-cell>
          <table:table-cell table:formula="of:=[.B186]*[.C186]" office:value-type="float" office:value="15466" calcext:value-type="float">
            <text:p>154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  <table:table-cell table:formula="of:=[.B187]*[.C187]" office:value-type="float" office:value="21730" calcext:value-type="float">
            <text:p>21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table:formula="of:=[.B188]*[.C188]" office:value-type="float" office:value="5343" calcext:value-type="float">
            <text:p>53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11" calcext:value-type="float">
            <text:p>411</text:p>
          </table:table-cell>
          <table:table-cell office:value-type="float" office:value="31" calcext:value-type="float">
            <text:p>31</text:p>
          </table:table-cell>
          <table:table-cell table:formula="of:=[.B189]*[.C189]" office:value-type="float" office:value="12741" calcext:value-type="float">
            <text:p>12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12" calcext:value-type="float">
            <text:p>412</text:p>
          </table:table-cell>
          <table:table-cell office:value-type="float" office:value="18" calcext:value-type="float">
            <text:p>18</text:p>
          </table:table-cell>
          <table:table-cell table:formula="of:=[.B190]*[.C190]" office:value-type="float" office:value="7416" calcext:value-type="float">
            <text:p>7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12" calcext:value-type="float">
            <text:p>412</text:p>
          </table:table-cell>
          <table:table-cell office:value-type="float" office:value="32" calcext:value-type="float">
            <text:p>32</text:p>
          </table:table-cell>
          <table:table-cell table:formula="of:=[.B191]*[.C191]" office:value-type="float" office:value="13184" calcext:value-type="float">
            <text:p>13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table:formula="of:=[.B192]*[.C192]" office:value-type="float" office:value="4543" calcext:value-type="float">
            <text:p>45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13" calcext:value-type="float">
            <text:p>413</text:p>
          </table:table-cell>
          <table:table-cell office:value-type="float" office:value="68" calcext:value-type="float">
            <text:p>68</text:p>
          </table:table-cell>
          <table:table-cell table:formula="of:=[.B193]*[.C193]" office:value-type="float" office:value="28084" calcext:value-type="float">
            <text:p>28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14" calcext:value-type="float">
            <text:p>414</text:p>
          </table:table-cell>
          <table:table-cell office:value-type="float" office:value="43" calcext:value-type="float">
            <text:p>43</text:p>
          </table:table-cell>
          <table:table-cell table:formula="of:=[.B194]*[.C194]" office:value-type="float" office:value="17802" calcext:value-type="float">
            <text:p>178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15" calcext:value-type="float">
            <text:p>415</text:p>
          </table:table-cell>
          <table:table-cell office:value-type="float" office:value="36" calcext:value-type="float">
            <text:p>36</text:p>
          </table:table-cell>
          <table:table-cell table:formula="of:=[.B195]*[.C195]" office:value-type="float" office:value="14940" calcext:value-type="float">
            <text:p>149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15" calcext:value-type="float">
            <text:p>415</text:p>
          </table:table-cell>
          <table:table-cell office:value-type="float" office:value="52" calcext:value-type="float">
            <text:p>52</text:p>
          </table:table-cell>
          <table:table-cell table:formula="of:=[.B196]*[.C196]" office:value-type="float" office:value="21580" calcext:value-type="float">
            <text:p>215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22" calcext:value-type="float">
            <text:p>422</text:p>
          </table:table-cell>
          <table:table-cell office:value-type="float" office:value="63" calcext:value-type="float">
            <text:p>63</text:p>
          </table:table-cell>
          <table:table-cell table:formula="of:=[.B197]*[.C197]" office:value-type="float" office:value="26586" calcext:value-type="float">
            <text:p>26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28" calcext:value-type="float">
            <text:p>428</text:p>
          </table:table-cell>
          <table:table-cell office:value-type="float" office:value="34" calcext:value-type="float">
            <text:p>34</text:p>
          </table:table-cell>
          <table:table-cell table:formula="of:=[.B198]*[.C198]" office:value-type="float" office:value="14552" calcext:value-type="float">
            <text:p>14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33" calcext:value-type="float">
            <text:p>433</text:p>
          </table:table-cell>
          <table:table-cell office:value-type="float" office:value="25" calcext:value-type="float">
            <text:p>25</text:p>
          </table:table-cell>
          <table:table-cell table:formula="of:=[.B199]*[.C199]" office:value-type="float" office:value="10825" calcext:value-type="float">
            <text:p>10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34" calcext:value-type="float">
            <text:p>434</text:p>
          </table:table-cell>
          <table:table-cell office:value-type="float" office:value="60" calcext:value-type="float">
            <text:p>60</text:p>
          </table:table-cell>
          <table:table-cell table:formula="of:=[.B200]*[.C200]" office:value-type="float" office:value="26040" calcext:value-type="float">
            <text:p>260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35" calcext:value-type="float">
            <text:p>435</text:p>
          </table:table-cell>
          <table:table-cell office:value-type="float" office:value="47" calcext:value-type="float">
            <text:p>47</text:p>
          </table:table-cell>
          <table:table-cell table:formula="of:=[.B201]*[.C201]" office:value-type="float" office:value="20445" calcext:value-type="float">
            <text:p>20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37" calcext:value-type="float">
            <text:p>437</text:p>
          </table:table-cell>
          <table:table-cell office:value-type="float" office:value="14" calcext:value-type="float">
            <text:p>14</text:p>
          </table:table-cell>
          <table:table-cell table:formula="of:=[.B202]*[.C202]" office:value-type="float" office:value="6118" calcext:value-type="float">
            <text:p>61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46" calcext:value-type="float">
            <text:p>446</text:p>
          </table:table-cell>
          <table:table-cell office:value-type="float" office:value="40" calcext:value-type="float">
            <text:p>40</text:p>
          </table:table-cell>
          <table:table-cell table:formula="of:=[.B203]*[.C203]" office:value-type="float" office:value="17840" calcext:value-type="float">
            <text:p>178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47" calcext:value-type="float">
            <text:p>447</text:p>
          </table:table-cell>
          <table:table-cell office:value-type="float" office:value="27" calcext:value-type="float">
            <text:p>27</text:p>
          </table:table-cell>
          <table:table-cell table:formula="of:=[.B204]*[.C204]" office:value-type="float" office:value="12069" calcext:value-type="float">
            <text:p>120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47" calcext:value-type="float">
            <text:p>447</text:p>
          </table:table-cell>
          <table:table-cell office:value-type="float" office:value="29" calcext:value-type="float">
            <text:p>29</text:p>
          </table:table-cell>
          <table:table-cell table:formula="of:=[.B205]*[.C205]" office:value-type="float" office:value="12963" calcext:value-type="float">
            <text:p>129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table:formula="of:=[.B206]*[.C206]" office:value-type="float" office:value="14336" calcext:value-type="float">
            <text:p>14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50" calcext:value-type="float">
            <text:p>450</text:p>
          </table:table-cell>
          <table:table-cell office:value-type="float" office:value="26" calcext:value-type="float">
            <text:p>26</text:p>
          </table:table-cell>
          <table:table-cell table:formula="of:=[.B207]*[.C207]"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51" calcext:value-type="float">
            <text:p>451</text:p>
          </table:table-cell>
          <table:table-cell office:value-type="float" office:value="16" calcext:value-type="float">
            <text:p>16</text:p>
          </table:table-cell>
          <table:table-cell table:formula="of:=[.B208]*[.C208]" office:value-type="float" office:value="7216" calcext:value-type="float">
            <text:p>7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51" calcext:value-type="float">
            <text:p>451</text:p>
          </table:table-cell>
          <table:table-cell office:value-type="float" office:value="37" calcext:value-type="float">
            <text:p>37</text:p>
          </table:table-cell>
          <table:table-cell table:formula="of:=[.B209]*[.C209]" office:value-type="float" office:value="16687" calcext:value-type="float">
            <text:p>166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53" calcext:value-type="float">
            <text:p>453</text:p>
          </table:table-cell>
          <table:table-cell office:value-type="float" office:value="28" calcext:value-type="float">
            <text:p>28</text:p>
          </table:table-cell>
          <table:table-cell table:formula="of:=[.B210]*[.C210]" office:value-type="float" office:value="12684" calcext:value-type="float">
            <text:p>12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57" calcext:value-type="float">
            <text:p>457</text:p>
          </table:table-cell>
          <table:table-cell office:value-type="float" office:value="66" calcext:value-type="float">
            <text:p>66</text:p>
          </table:table-cell>
          <table:table-cell table:formula="of:=[.B211]*[.C211]" office:value-type="float" office:value="30162" calcext:value-type="float">
            <text:p>30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59" calcext:value-type="float">
            <text:p>459</text:p>
          </table:table-cell>
          <table:table-cell office:value-type="float" office:value="66" calcext:value-type="float">
            <text:p>66</text:p>
          </table:table-cell>
          <table:table-cell table:formula="of:=[.B212]*[.C212]" office:value-type="float" office:value="30294" calcext:value-type="float">
            <text:p>30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60" calcext:value-type="float">
            <text:p>460</text:p>
          </table:table-cell>
          <table:table-cell office:value-type="float" office:value="34" calcext:value-type="float">
            <text:p>34</text:p>
          </table:table-cell>
          <table:table-cell table:formula="of:=[.B213]*[.C213]" office:value-type="float" office:value="15640" calcext:value-type="float">
            <text:p>156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61" calcext:value-type="float">
            <text:p>461</text:p>
          </table:table-cell>
          <table:table-cell office:value-type="float" office:value="50" calcext:value-type="float">
            <text:p>50</text:p>
          </table:table-cell>
          <table:table-cell table:formula="of:=[.B214]*[.C214]" office:value-type="float" office:value="23050" calcext:value-type="float">
            <text:p>230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64" calcext:value-type="float">
            <text:p>464</text:p>
          </table:table-cell>
          <table:table-cell office:value-type="float" office:value="35" calcext:value-type="float">
            <text:p>35</text:p>
          </table:table-cell>
          <table:table-cell table:formula="of:=[.B215]*[.C215]" office:value-type="float" office:value="16240" calcext:value-type="float">
            <text:p>16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65" calcext:value-type="float">
            <text:p>465</text:p>
          </table:table-cell>
          <table:table-cell office:value-type="float" office:value="44" calcext:value-type="float">
            <text:p>44</text:p>
          </table:table-cell>
          <table:table-cell table:formula="of:=[.B216]*[.C216]" office:value-type="float" office:value="20460" calcext:value-type="float">
            <text:p>204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65" calcext:value-type="float">
            <text:p>465</text:p>
          </table:table-cell>
          <table:table-cell office:value-type="float" office:value="59" calcext:value-type="float">
            <text:p>59</text:p>
          </table:table-cell>
          <table:table-cell table:formula="of:=[.B217]*[.C217]" office:value-type="float" office:value="27435" calcext:value-type="float">
            <text:p>27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65" calcext:value-type="float">
            <text:p>465</text:p>
          </table:table-cell>
          <table:table-cell office:value-type="float" office:value="66" calcext:value-type="float">
            <text:p>66</text:p>
          </table:table-cell>
          <table:table-cell table:formula="of:=[.B218]*[.C218]" office:value-type="float" office:value="30690" calcext:value-type="float">
            <text:p>30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66" calcext:value-type="float">
            <text:p>466</text:p>
          </table:table-cell>
          <table:table-cell office:value-type="float" office:value="32" calcext:value-type="float">
            <text:p>32</text:p>
          </table:table-cell>
          <table:table-cell table:formula="of:=[.B219]*[.C219]" office:value-type="float" office:value="14912" calcext:value-type="float">
            <text:p>149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71" calcext:value-type="float">
            <text:p>471</text:p>
          </table:table-cell>
          <table:table-cell office:value-type="float" office:value="63" calcext:value-type="float">
            <text:p>63</text:p>
          </table:table-cell>
          <table:table-cell table:formula="of:=[.B220]*[.C220]" office:value-type="float" office:value="29673" calcext:value-type="float">
            <text:p>296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74" calcext:value-type="float">
            <text:p>474</text:p>
          </table:table-cell>
          <table:table-cell office:value-type="float" office:value="52" calcext:value-type="float">
            <text:p>52</text:p>
          </table:table-cell>
          <table:table-cell table:formula="of:=[.B221]*[.C221]" office:value-type="float" office:value="24648" calcext:value-type="float">
            <text:p>246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79" calcext:value-type="float">
            <text:p>479</text:p>
          </table:table-cell>
          <table:table-cell office:value-type="float" office:value="22" calcext:value-type="float">
            <text:p>22</text:p>
          </table:table-cell>
          <table:table-cell table:formula="of:=[.B222]*[.C222]" office:value-type="float" office:value="10538" calcext:value-type="float">
            <text:p>105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79" calcext:value-type="float">
            <text:p>479</text:p>
          </table:table-cell>
          <table:table-cell office:value-type="float" office:value="42" calcext:value-type="float">
            <text:p>42</text:p>
          </table:table-cell>
          <table:table-cell table:formula="of:=[.B223]*[.C223]" office:value-type="float" office:value="20118" calcext:value-type="float">
            <text:p>201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85" calcext:value-type="float">
            <text:p>485</text:p>
          </table:table-cell>
          <table:table-cell office:value-type="float" office:value="20" calcext:value-type="float">
            <text:p>20</text:p>
          </table:table-cell>
          <table:table-cell table:formula="of:=[.B224]*[.C224]" office:value-type="float" office:value="9700" calcext:value-type="float">
            <text:p>9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85" calcext:value-type="float">
            <text:p>485</text:p>
          </table:table-cell>
          <table:table-cell office:value-type="float" office:value="38" calcext:value-type="float">
            <text:p>38</text:p>
          </table:table-cell>
          <table:table-cell table:formula="of:=[.B225]*[.C225]" office:value-type="float" office:value="18430" calcext:value-type="float">
            <text:p>18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90" calcext:value-type="float">
            <text:p>490</text:p>
          </table:table-cell>
          <table:table-cell office:value-type="float" office:value="55" calcext:value-type="float">
            <text:p>55</text:p>
          </table:table-cell>
          <table:table-cell table:formula="of:=[.B226]*[.C226]" office:value-type="float" office:value="26950" calcext:value-type="float">
            <text:p>26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91" calcext:value-type="float">
            <text:p>491</text:p>
          </table:table-cell>
          <table:table-cell office:value-type="float" office:value="20" calcext:value-type="float">
            <text:p>20</text:p>
          </table:table-cell>
          <table:table-cell table:formula="of:=[.B227]*[.C227]" office:value-type="float" office:value="9820" calcext:value-type="float">
            <text:p>98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93" calcext:value-type="float">
            <text:p>493</text:p>
          </table:table-cell>
          <table:table-cell office:value-type="float" office:value="49" calcext:value-type="float">
            <text:p>49</text:p>
          </table:table-cell>
          <table:table-cell table:formula="of:=[.B228]*[.C228]" office:value-type="float" office:value="24157" calcext:value-type="float">
            <text:p>2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95" calcext:value-type="float">
            <text:p>495</text:p>
          </table:table-cell>
          <table:table-cell office:value-type="float" office:value="47" calcext:value-type="float">
            <text:p>47</text:p>
          </table:table-cell>
          <table:table-cell table:formula="of:=[.B229]*[.C229]" office:value-type="float" office:value="23265" calcext:value-type="float">
            <text:p>23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97" calcext:value-type="float">
            <text:p>497</text:p>
          </table:table-cell>
          <table:table-cell office:value-type="float" office:value="32" calcext:value-type="float">
            <text:p>32</text:p>
          </table:table-cell>
          <table:table-cell table:formula="of:=[.B230]*[.C230]" office:value-type="float" office:value="15904" calcext:value-type="float">
            <text:p>15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97" calcext:value-type="float">
            <text:p>497</text:p>
          </table:table-cell>
          <table:table-cell office:value-type="float" office:value="45" calcext:value-type="float">
            <text:p>45</text:p>
          </table:table-cell>
          <table:table-cell table:formula="of:=[.B231]*[.C231]" office:value-type="float" office:value="22365" calcext:value-type="float">
            <text:p>22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98" calcext:value-type="float">
            <text:p>498</text:p>
          </table:table-cell>
          <table:table-cell office:value-type="float" office:value="64" calcext:value-type="float">
            <text:p>64</text:p>
          </table:table-cell>
          <table:table-cell table:formula="of:=[.B232]*[.C232]" office:value-type="float" office:value="31872" calcext:value-type="float">
            <text:p>318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99" calcext:value-type="float">
            <text:p>499</text:p>
          </table:table-cell>
          <table:table-cell office:value-type="float" office:value="17" calcext:value-type="float">
            <text:p>17</text:p>
          </table:table-cell>
          <table:table-cell table:formula="of:=[.B233]*[.C233]" office:value-type="float" office:value="8483" calcext:value-type="float">
            <text:p>8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99" calcext:value-type="float">
            <text:p>499</text:p>
          </table:table-cell>
          <table:table-cell office:value-type="float" office:value="66" calcext:value-type="float">
            <text:p>66</text:p>
          </table:table-cell>
          <table:table-cell table:formula="of:=[.B234]*[.C234]" office:value-type="float" office:value="32934" calcext:value-type="float">
            <text:p>329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table:formula="of:=[.B235]*[.C235]" office:value-type="float" office:value="8500" calcext:value-type="float">
            <text:p>8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formula="of:=[.B236]*[.C236]" office:value-type="float" office:value="10500" calcext:value-type="float">
            <text:p>10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table:formula="of:=[.B237]*[.C237]" office:value-type="float" office:value="21500" calcext:value-type="float">
            <text:p>2150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Лист1.A1:Лист1.C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14:04:12.339000000</meta:creation-date>
    <dc:date>2022-06-13T14:29:08.516000000</dc:date>
    <meta:editing-duration>PT4M35S</meta:editing-duration>
    <meta:editing-cycles>1</meta:editing-cycles>
    <meta:document-statistic meta:table-count="2" meta:cell-count="2011" meta:object-count="0"/>
    <meta:generator>LibreOffice/7.3.2.2$Windows_X86_64 LibreOffice_project/49f2b1bff42cfccbd8f788c8dc32c1c309559be0</meta:generator>
  </office:meta>
</office:document-meta>
</file>